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0.66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0.464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0.854cm"/>
    </style:style>
    <style:style style:name="co9" style:family="table-column">
      <style:table-column-properties fo:break-before="auto" style:column-width="12.57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32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979" table:default-cell-style-name="ce1"/>
        <table:table-row table:style-name="ro1">
          <table:table-cell office:value-type="string">
            <text:p>UK</text:p>
          </table:table-cell>
          <table:table-cell office:value-type="string">
            <text:p>Ru</text:p>
          </table:table-cell>
          <table:table-cell office:value-type="string">
            <text:p>PoS</text:p>
          </table:table-cell>
          <table:table-cell office:value-type="string">
            <text:p>L0r</text:p>
          </table:table-cell>
          <table:table-cell office:value-type="string">
            <text:p>L0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1</text:p>
          </table:table-cell>
          <table:table-cell office:value-type="string">
            <text:p>gL1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2</text:p>
          </table:table-cell>
          <table:table-cell office:value-type="string">
            <text:p>gLi2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4</text:p>
          </table:table-cell>
          <table:table-cell office:value-type="string">
            <text:p>gLi4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6</text:p>
          </table:table-cell>
          <table:table-cell office:value-type="string">
            <text:p>gLi6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8</text:p>
          </table:table-cell>
          <table:table-cell office:value-type="string">
            <text:p>gLi8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 table:number-columns-repeated="980"/>
        </table:table-row>
        <table:table-row table:style-name="ro1">
          <table:table-cell table:number-columns-repeated="2" office:value-type="string">
            <text:p>ки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67, 0, 0.200, 0.200, 0.067, 0.200, 0.067, 0.200, 0.067, 0.200, 0.067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дух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упускати</text:p>
          </table:table-cell>
          <table:table-cell office:value-type="string">
            <text:p>упуска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125, 1, 1.000, 0.400, 0.050, 0.800, 0.100, 1.000, 0.125, 1.000, 0.125</text:p>
          </table:table-cell>
          <table:table-cell table:number-columns-repeated="979"/>
        </table:table-row>
        <table:table-row table:style-name="ro1">
          <table:table-cell office:value-type="string">
            <text:p>каятися</text:p>
          </table:table-cell>
          <table:table-cell office:value-type="string">
            <text:p>кая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43, 0.143, 1, 1.000, 0.400, 0.057, 0.800, 0.114, 1.000, 0.143, 1.000, 0.14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собач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миля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50, 0, 0.200, 0.200, 0.050, 0.200, 0.050, 0.200, 0.050, 0.200, 0.050</text:p>
          </table:table-cell>
          <table:table-cell table:number-columns-repeated="979"/>
        </table:table-row>
        <table:table-row table:style-name="ro1">
          <table:table-cell office:value-type="string">
            <text:p>умивальник</text:p>
          </table:table-cell>
          <table:table-cell office:value-type="string">
            <text:p>умывальник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00, 0.060, 1, 0.600, 0.600, 0.060, 0.600, 0.060, 0.600, 0.060, 0.600, 0.060</text:p>
          </table:table-cell>
          <table:table-cell table:number-columns-repeated="979"/>
        </table:table-row>
        <table:table-row table:style-name="ro1">
          <table:table-cell office:value-type="string">
            <text:p>зайнятість</text:p>
          </table:table-cell>
          <table:table-cell office:value-type="string">
            <text:p>занятость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00, 0.160, 2, 1.600, 0.600, 0.060, 1.000, 0.100, 1.200, 0.120, 1.400, 0.140</text:p>
          </table:table-cell>
          <table:table-cell table:number-columns-repeated="979"/>
        </table:table-row>
        <table:table-row table:style-name="ro1">
          <table:table-cell office:value-type="string">
            <text:p>потіснитися</text:p>
          </table:table-cell>
          <table:table-cell office:value-type="string">
            <text:p>потесни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82, 0.145, 2, 1.600, 1.000, 0.091, 1.400, 0.127, 1.600, 0.145, 1.600, 0.145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смерч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40, 0, 0.200, 0.200, 0.040, 0.200, 0.040, 0.200, 0.040, 0.200, 0.040</text:p>
          </table:table-cell>
          <table:table-cell table:number-columns-repeated="979"/>
        </table:table-row>
        <table:table-row table:style-name="ro1">
          <table:table-cell office:value-type="string">
            <text:p>фільтр</text:p>
          </table:table-cell>
          <table:table-cell office:value-type="string">
            <text:p>фильтр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000, 1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зав’язувати</text:p>
          </table:table-cell>
          <table:table-cell office:value-type="string">
            <text:p>завязыва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73, 0.273, 3, 3.000, 1.400, 0.127, 2.200, 0.200, 2.600, 0.236, 2.800, 0.255</text:p>
          </table:table-cell>
          <table:table-cell table:number-columns-repeated="979"/>
        </table:table-row>
        <table:table-row table:style-name="ro1">
          <table:table-cell office:value-type="string">
            <text:p>кар’єра</text:p>
          </table:table-cell>
          <table:table-cell office:value-type="string">
            <text:p>карьер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86, 0.143, 2, 1.000, 0.400, 0.057, 0.800, 0.114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побороти</text:p>
          </table:table-cell>
          <table:table-cell office:value-type="string">
            <text:p>поборо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125, 1, 1.000, 0.400, 0.050, 0.800, 0.100, 1.000, 0.125, 1.000, 0.125</text:p>
          </table:table-cell>
          <table:table-cell table:number-columns-repeated="979"/>
        </table:table-row>
        <table:table-row table:style-name="ro1">
          <table:table-cell office:value-type="string">
            <text:p>акумулятор</text:p>
          </table:table-cell>
          <table:table-cell office:value-type="string">
            <text:p>аккумулятор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91, 0.091, 1, 1.000, 0.200, 0.018, 0.400, 0.036, 0.600, 0.055, 0.800, 0.073</text:p>
          </table:table-cell>
          <table:table-cell table:number-columns-repeated="979"/>
        </table:table-row>
        <table:table-row table:style-name="ro1">
          <table:table-cell office:value-type="string">
            <text:p>рельєф</text:p>
          </table:table-cell>
          <table:table-cell office:value-type="string">
            <text:p>рельеф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033, 1, 0.200, 0.200, 0.033, 0.200, 0.033, 0.200, 0.033, 0.200, 0.03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асфаль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потік</text:p>
          </table:table-cell>
          <table:table-cell office:value-type="string">
            <text:p>поток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200, 0.120, 1, 0.600, 0.400, 0.080, 0.600, 0.120, 0.600, 0.120, 0.600, 0.120</text:p>
          </table:table-cell>
          <table:table-cell table:number-columns-repeated="979"/>
        </table:table-row>
        <table:table-row table:style-name="ro1">
          <table:table-cell office:value-type="string">
            <text:p>підписатися</text:p>
          </table:table-cell>
          <table:table-cell office:value-type="string">
            <text:p>подписа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82, 0.164, 2, 1.800, 1.000, 0.091, 1.600, 0.145, 1.800, 0.164, 1.800, 0.164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внуч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33, 0, 0.200, 0.200, 0.033, 0.200, 0.033, 0.200, 0.033, 0.200, 0.03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зять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жировий</text:p>
          </table:table-cell>
          <table:table-cell office:value-type="string">
            <text:p>жировой</text:p>
          </table:table-cell>
          <table:table-cell office:value-type="string">
            <text:p>ADJ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43, 0.143, 1, 1.000, 0.800, 0.114, 1.000, 0.143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показатися</text:p>
          </table:table-cell>
          <table:table-cell office:value-type="string">
            <text:p>показа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00, 0.100, 1, 1.000, 0.400, 0.040, 0.800, 0.080, 1.000, 0.100, 1.000, 0.1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вал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67, 0, 0.200, 0.200, 0.067, 0.200, 0.067, 0.200, 0.067, 0.200, 0.067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дач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паспор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просо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косинка</text:p>
          </table:table-cell>
          <table:table-cell office:value-type="string">
            <text:p>косын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43, 0.029, 1, 0.200, 0.200, 0.029, 0.200, 0.029, 0.200, 0.029, 0.200, 0.029</text:p>
          </table:table-cell>
          <table:table-cell table:number-columns-repeated="979"/>
        </table:table-row>
        <table:table-row table:style-name="ro1">
          <table:table-cell office:value-type="string">
            <text:p>бесіда</text:p>
          </table:table-cell>
          <table:table-cell office:value-type="string">
            <text:p>бесед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100, 1, 0.600, 0.600, 0.100, 0.600, 0.100, 0.600, 0.100, 0.600, 0.1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наверх</text:p>
          </table:table-cell>
          <table:table-cell office:value-type="string">
            <text:p>ADV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67, 0, 0.400, 0.400, 0.067, 0.400, 0.067, 0.400, 0.067, 0.400, 0.067</text:p>
          </table:table-cell>
          <table:table-cell table:number-columns-repeated="979"/>
        </table:table-row>
        <table:table-row table:style-name="ro1">
          <table:table-cell office:value-type="string">
            <text:p>стильний</text:p>
          </table:table-cell>
          <table:table-cell office:value-type="string">
            <text:p>стильный</text:p>
          </table:table-cell>
          <table:table-cell office:value-type="string">
            <text:p>ADJ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050, 1, 0.400, 0.400, 0.050, 0.400, 0.050, 0.400, 0.050, 0.400, 0.050</text:p>
          </table:table-cell>
          <table:table-cell table:number-columns-repeated="979"/>
        </table:table-row>
        <table:table-row table:style-name="ro1">
          <table:table-cell office:value-type="string">
            <text:p>медаліст</text:p>
          </table:table-cell>
          <table:table-cell office:value-type="string">
            <text:p>медалис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025, 1, 0.200, 0.200, 0.025, 0.200, 0.025, 0.200, 0.025, 0.200, 0.025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приятель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50, 0, 0.400, 0.400, 0.050, 0.400, 0.050, 0.400, 0.050, 0.400, 0.050</text:p>
          </table:table-cell>
          <table:table-cell table:number-columns-repeated="979"/>
        </table:table-row>
        <table:table-row table:style-name="ro1">
          <table:table-cell office:value-type="string">
            <text:p>ізюминка</text:p>
          </table:table-cell>
          <table:table-cell office:value-type="string">
            <text:p>изюмин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025, 1, 0.200, 0.200, 0.025, 0.200, 0.025, 0.200, 0.025, 0.200, 0.025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рутин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33, 0, 0.200, 0.200, 0.033, 0.200, 0.033, 0.200, 0.033, 0.200, 0.03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шарф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клонувати</text:p>
          </table:table-cell>
          <table:table-cell office:value-type="string">
            <text:p>клонирова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364, 0.309, 4, 3.400, 1.200, 0.109, 2.000, 0.182, 2.600, 0.236, 3.000, 0.273</text:p>
          </table:table-cell>
          <table:table-cell table:number-columns-repeated="979"/>
        </table:table-row>
        <table:table-row table:style-name="ro1">
          <table:table-cell office:value-type="string">
            <text:p>доводити</text:p>
          </table:table-cell>
          <table:table-cell office:value-type="string">
            <text:p>доводи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25, 0.175, 1, 1.400, 0.800, 0.100, 1.200, 0.150, 1.400, 0.175, 1.400, 0.175</text:p>
          </table:table-cell>
          <table:table-cell table:number-columns-repeated="979"/>
        </table:table-row>
        <table:table-row table:style-name="ro1">
          <table:table-cell office:value-type="string">
            <text:p>зв’язатися</text:p>
          </table:table-cell>
          <table:table-cell office:value-type="string">
            <text:p>связаться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300, 0.240, 3, 2.400, 1.000, 0.100, 1.600, 0.160, 2.000, 0.200, 2.200, 0.220</text:p>
          </table:table-cell>
          <table:table-cell table:number-columns-repeated="979"/>
        </table:table-row>
        <table:table-row table:style-name="ro1">
          <table:table-cell office:value-type="string">
            <text:p>нагнати</text:p>
          </table:table-cell>
          <table:table-cell office:value-type="string">
            <text:p>нагн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43, 0.143, 1, 1.000, 0.400, 0.057, 0.800, 0.114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брязкати</text:p>
          </table:table-cell>
          <table:table-cell office:value-type="string">
            <text:p>бряц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375, 0.350, 3, 2.800, 1.000, 0.125, 2.000, 0.250, 2.400, 0.300, 2.600, 0.325</text:p>
          </table:table-cell>
          <table:table-cell table:number-columns-repeated="979"/>
        </table:table-row>
        <table:table-row table:style-name="ro1">
          <table:table-cell office:value-type="string">
            <text:p>сохнути</text:p>
          </table:table-cell>
          <table:table-cell office:value-type="string">
            <text:p>сохну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43, 0.143, 1, 1.000, 0.400, 0.057, 0.800, 0.114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доноситися</text:p>
          </table:table-cell>
          <table:table-cell office:value-type="string">
            <text:p>доноситься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00, 0.120, 1, 1.200, 0.600, 0.060, 1.000, 0.100, 1.200, 0.120, 1.200, 0.120</text:p>
          </table:table-cell>
          <table:table-cell table:number-columns-repeated="979"/>
        </table:table-row>
        <table:table-row table:style-name="ro1">
          <table:table-cell office:value-type="string">
            <text:p>проникати</text:p>
          </table:table-cell>
          <table:table-cell office:value-type="string">
            <text:p>проник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11, 0.133, 1, 1.200, 0.600, 0.067, 1.000, 0.111, 1.200, 0.133, 1.200, 0.133</text:p>
          </table:table-cell>
          <table:table-cell table:number-columns-repeated="979"/>
        </table:table-row>
        <table:table-row table:style-name="ro1">
          <table:table-cell office:value-type="string">
            <text:p>потайник</text:p>
          </table:table-cell>
          <table:table-cell office:value-type="string">
            <text:p>тайник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office:value-type="float" office:value="743">
            <text:p>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50, 0.275, 2, 2.200, 1.400, 0.175, 1.800, 0.225, 2.200, 0.275, 2.200, 0.275</text:p>
          </table:table-cell>
          <table:table-cell table:number-columns-repeated="979"/>
        </table:table-row>
        <table:table-row table:style-name="ro1">
          <table:table-cell office:value-type="string">
            <text:p>грубий</text:p>
          </table:table-cell>
          <table:table-cell office:value-type="string">
            <text:p>грубый</text:p>
          </table:table-cell>
          <table:table-cell office:value-type="string">
            <text:p>ADJ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033, 1, 0.200, 0.200, 0.033, 0.200, 0.033, 0.200, 0.033, 0.200, 0.033</text:p>
          </table:table-cell>
          <table:table-cell table:number-columns-repeated="979"/>
        </table:table-row>
        <table:table-row table:style-name="ro1">
          <table:table-cell office:value-type="string">
            <text:p>знати</text:p>
          </table:table-cell>
          <table:table-cell office:value-type="string">
            <text:p>зн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200, 0.200, 1, 1.000, 0.400, 0.080, 0.800, 0.160, 1.000, 0.200, 1.000, 0.200</text:p>
          </table:table-cell>
          <table:table-cell table:number-columns-repeated="979"/>
        </table:table-row>
        <table:table-row table:style-name="ro1">
          <table:table-cell office:value-type="string">
            <text:p>установлювати</text:p>
          </table:table-cell>
          <table:table-cell office:value-type="string">
            <text:p>устанавлив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231, 0.185, 3, 2.400, 1.600, 0.123, 2.200, 0.169, 2.400, 0.185, 2.400, 0.185</text:p>
          </table:table-cell>
          <table:table-cell table:number-columns-repeated="979"/>
        </table:table-row>
        <table:table-row table:style-name="ro1">
          <table:table-cell office:value-type="string">
            <text:p>рибка</text:p>
          </table:table-cell>
          <table:table-cell office:value-type="string">
            <text:p>рыбка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00, 0.040, 1, 0.200, 0.200, 0.040, 0.200, 0.040, 0.200, 0.040, 0.200, 0.040</text:p>
          </table:table-cell>
          <table:table-cell table:number-columns-repeated="979"/>
        </table:table-row>
        <table:table-row table:style-name="ro1">
          <table:table-cell office:value-type="string">
            <text:p>проходити</text:p>
          </table:table-cell>
          <table:table-cell office:value-type="string">
            <text:p>проходи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11, 0.133, 1, 1.200, 0.600, 0.067, 1.000, 0.111, 1.200, 0.133, 1.200, 0.133</text:p>
          </table:table-cell>
          <table:table-cell table:number-columns-repeated="979"/>
        </table:table-row>
        <table:table-row table:style-name="ro1">
          <table:table-cell office:value-type="string">
            <text:p>вибір</text:p>
          </table:table-cell>
          <table:table-cell office:value-type="string">
            <text:p>выбор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400, 0.200, 2, 1.000, 0.800, 0.160, 1.000, 0.200, 1.000, 0.200, 1.000, 0.200</text:p>
          </table:table-cell>
          <table:table-cell table:number-columns-repeated="979"/>
        </table:table-row>
        <table:table-row table:style-name="ro1">
          <table:table-cell office:value-type="string">
            <text:p>розшукувати</text:p>
          </table:table-cell>
          <table:table-cell office:value-type="string">
            <text:p>разыскив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455, 0.364, 5, 4.000, 2.200, 0.200, 3.200, 0.291, 3.800, 0.345, 4.000, 0.364</text:p>
          </table:table-cell>
          <table:table-cell table:number-columns-repeated="979"/>
        </table:table-row>
        <table:table-row table:style-name="ro1">
          <table:table-cell office:value-type="string">
            <text:p>пилосос</text:p>
          </table:table-cell>
          <table:table-cell office:value-type="string">
            <text:p>пылесос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86, 0.114, 2, 0.800, 0.600, 0.086, 0.800, 0.114, 0.800, 0.114, 0.800, 0.114</text:p>
          </table:table-cell>
          <table:table-cell table:number-columns-repeated="979"/>
        </table:table-row>
        <table:table-row table:style-name="ro1">
          <table:table-cell office:value-type="string">
            <text:p>обмундирування</text:p>
          </table:table-cell>
          <table:table-cell office:value-type="string">
            <text:p>обмундирование</text:p>
          </table:table-cell>
          <table:table-cell office:value-type="string">
            <text:p>NOU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214, 0.143, 3, 2.000, 1.400, 0.100, 1.800, 0.129, 2.000, 0.143, 2.000, 0.143</text:p>
          </table:table-cell>
          <table:table-cell table:number-columns-repeated="979"/>
        </table:table-row>
        <table:table-row table:style-name="ro1">
          <table:table-cell office:value-type="string">
            <text:p>внука</text:p>
          </table:table-cell>
          <table:table-cell office:value-type="string">
            <text:p>внучка</text:p>
          </table:table-cell>
          <table:table-cell office:value-type="string">
            <text:p>NOU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67, 0.200, 1, 1.200, 0.400, 0.067, 0.600, 0.100, 0.800, 0.133, 1.000, 0.167</text:p>
          </table:table-cell>
          <table:table-cell table:number-columns-repeated="979"/>
        </table:table-row>
        <table:table-row table:style-name="ro1">
          <table:table-cell office:value-type="string">
            <text:p>наближатися</text:p>
          </table:table-cell>
          <table:table-cell office:value-type="string">
            <text:p>приближаться</text:p>
          </table:table-cell>
          <table:table-cell office:value-type="string">
            <text:p>VER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333, 0.283, 4, 3.400, 2.000, 0.167, 2.600, 0.217, 3.000, 0.250, 3.200, 0.267</text:p>
          </table:table-cell>
          <table:table-cell table:number-columns-repeated="979"/>
        </table:table-row>
        <table:table-row table:style-name="ro1">
          <table:table-cell office:value-type="string">
            <text:p>загадковий</text:p>
          </table:table-cell>
          <table:table-cell office:value-type="string">
            <text:p>загадочный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400, 0.300, 4, 3.000, 1.000, 0.100, 1.800, 0.180, 2.200, 0.220, 2.600, 0.260</text:p>
          </table:table-cell>
          <table:table-cell table:number-columns-repeated="979"/>
        </table:table-row>
        <table:table-row table:style-name="ro1">
          <table:table-cell office:value-type="string">
            <text:p>зіштовхнутися</text:p>
          </table:table-cell>
          <table:table-cell office:value-type="string">
            <text:p>столкнуться</text:p>
          </table:table-cell>
          <table:table-cell office:value-type="string">
            <text:p>VER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462, 0.369, 6, 4.800, 1.800, 0.138, 3.400, 0.262, 4.000, 0.308, 4.400, 0.338</text:p>
          </table:table-cell>
          <table:table-cell table:number-columns-repeated="979"/>
        </table:table-row>
        <table:table-row table:style-name="ro1">
          <table:table-cell office:value-type="string">
            <text:p>надягати</text:p>
          </table:table-cell>
          <table:table-cell office:value-type="string">
            <text:p>надевать</text:p>
          </table:table-cell>
          <table:table-cell office:value-type="string">
            <text:p>VER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375, 0.275, 3, 2.200, 1.200, 0.150, 2.000, 0.250, 2.200, 0.275, 2.200, 0.275</text:p>
          </table:table-cell>
          <table:table-cell table:number-columns-repeated="979"/>
        </table:table-row>
        <table:table-row table:style-name="ro1">
          <table:table-cell office:value-type="string">
            <text:p>син</text:p>
          </table:table-cell>
          <table:table-cell office:value-type="string">
            <text:p>сын</text:p>
          </table:table-cell>
          <table:table-cell office:value-type="string">
            <text:p>NOU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333, 0.067, 1, 0.200, 0.200, 0.067, 0.200, 0.067, 0.200, 0.067, 0.200, 0.067</text:p>
          </table:table-cell>
          <table:table-cell table:number-columns-repeated="979"/>
        </table:table-row>
        <table:table-row table:style-name="ro1">
          <table:table-cell office:value-type="string">
            <text:p>звільнення</text:p>
          </table:table-cell>
          <table:table-cell office:value-type="string">
            <text:p>увольнение</text:p>
          </table:table-cell>
          <table:table-cell office:value-type="string">
            <text:p>NOU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office:value-type="float" office:value="3458">
            <text:p>3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400, 0.340, 4, 3.400, 2.600, 0.260, 3.200, 0.320, 3.400, 0.340, 3.400, 0.340</text:p>
          </table:table-cell>
          <table:table-cell table:number-columns-repeated="979"/>
        </table:table-row>
        <table:table-row table:style-name="ro1">
          <table:table-cell office:value-type="string">
            <text:p>кровотеча</text:p>
          </table:table-cell>
          <table:table-cell office:value-type="string">
            <text:p>кровотечение</text:p>
          </table:table-cell>
          <table:table-cell office:value-type="string">
            <text:p>NOU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333, 0.317, 4, 3.800, 1.400, 0.117, 2.000, 0.167, 2.600, 0.217, 3.200, 0.267</text:p>
          </table:table-cell>
          <table:table-cell table:number-columns-repeated="979"/>
        </table:table-row>
        <table:table-row table:style-name="ro1">
          <table:table-cell office:value-type="string">
            <text:p>жовтий</text:p>
          </table:table-cell>
          <table:table-cell office:value-type="string">
            <text:p>жёлтый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500, 0.200, 3, 1.200, 0.800, 0.133, 1.200, 0.200, 1.200, 0.200, 1.200, 0.200</text:p>
          </table:table-cell>
          <table:table-cell table:number-columns-repeated="979"/>
        </table:table-row>
        <table:table-row table:style-name="ro1">
          <table:table-cell office:value-type="string">
            <text:p>підхопити</text:p>
          </table:table-cell>
          <table:table-cell office:value-type="string">
            <text:p>подхватить</text:p>
          </table:table-cell>
          <table:table-cell office:value-type="string">
            <text:p>VERB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37">
            <text:p>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00, 0.400, 5, 4.000, 2.000, 0.200, 3.200, 0.320, 3.600, 0.360, 3.800, 0.380</text:p>
          </table:table-cell>
          <table:table-cell table:number-columns-repeated="979"/>
        </table:table-row>
        <table:table-row table:style-name="ro1">
          <table:table-cell office:value-type="string">
            <text:p>намір</text:p>
          </table:table-cell>
          <table:table-cell office:value-type="string">
            <text:p>намерение</text:p>
          </table:table-cell>
          <table:table-cell office:value-type="string">
            <text:p>NOUN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431">
            <text:p>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56, 0.489, 5, 4.400, 1.200, 0.133, 2.000, 0.222, 2.800, 0.311, 3.600, 0.400</text:p>
          </table:table-cell>
          <table:table-cell table:number-columns-repeated="979"/>
        </table:table-row>
        <table:table-row table:style-name="ro1">
          <table:table-cell office:value-type="string">
            <text:p>шурхіт</text:p>
          </table:table-cell>
          <table:table-cell office:value-type="string">
            <text:p>шорох</text:p>
          </table:table-cell>
          <table:table-cell office:value-type="string">
            <text:p>NOUN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67, 0.433, 4, 2.600, 0.800, 0.133, 1.400, 0.233, 2.000, 0.333, 2.400, 0.400</text:p>
          </table:table-cell>
          <table:table-cell table:number-columns-repeated="979"/>
        </table:table-row>
        <table:table-row table:style-name="ro1">
          <table:table-cell office:value-type="string">
            <text:p>угадати</text:p>
          </table:table-cell>
          <table:table-cell office:value-type="string">
            <text:p>предугадать</text:p>
          </table:table-cell>
          <table:table-cell office:value-type="string">
            <text:p>VERB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360">
            <text:p>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899">
            <text:p>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49">
            <text:p>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13">
            <text:p>6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455, 0.455, 5, 5.000, 2.200, 0.200, 3.400, 0.309, 4.400, 0.400, 5.000, 0.455</text:p>
          </table:table-cell>
          <table:table-cell table:number-columns-repeated="979"/>
        </table:table-row>
        <table:table-row table:style-name="ro1">
          <table:table-cell office:value-type="string">
            <text:p>ліворуч</text:p>
          </table:table-cell>
          <table:table-cell office:value-type="string">
            <text:p>влево</text:p>
          </table:table-cell>
          <table:table-cell office:value-type="string">
            <text:p>ADV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14, 0.657, 5, 4.600, 2.200, 0.314, 2.800, 0.400, 3.400, 0.486, 4.000, 0.571</text:p>
          </table:table-cell>
          <table:table-cell table:number-columns-repeated="979"/>
        </table:table-row>
        <table:table-row table:style-name="ro1">
          <table:table-cell office:value-type="string">
            <text:p>перетворитися</text:p>
          </table:table-cell>
          <table:table-cell office:value-type="string">
            <text:p>превратиться</text:p>
          </table:table-cell>
          <table:table-cell office:value-type="string">
            <text:p>VERB</text:p>
          </table:table-cell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462, 0.400, 6, 5.200, 2.000, 0.154, 3.000, 0.231, 4.000, 0.308, 5.000, 0.385</text:p>
          </table:table-cell>
          <table:table-cell table:number-columns-repeated="979"/>
        </table:table-row>
        <table:table-row table:style-name="ro1">
          <table:table-cell office:value-type="string">
            <text:p>борня</text:p>
          </table:table-cell>
          <table:table-cell office:value-type="string">
            <text:p>борьба</text:p>
          </table:table-cell>
          <table:table-cell office:value-type="string">
            <text:p>NOUN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00, 0.333, 3, 2.000, 0.800, 0.133, 1.400, 0.233, 1.600, 0.267, 1.800, 0.300</text:p>
          </table:table-cell>
          <table:table-cell table:number-columns-repeated="979"/>
        </table:table-row>
        <table:table-row table:style-name="ro1">
          <table:table-cell office:value-type="string">
            <text:p>одяг</text:p>
          </table:table-cell>
          <table:table-cell office:value-type="string">
            <text:p>одежда</text:p>
          </table:table-cell>
          <table:table-cell office:value-type="string">
            <text:p>NOUN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541">
            <text:p>5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83">
            <text:p>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303">
            <text:p>3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67, 0.533, 4, 3.200, 1.000, 0.167, 1.800, 0.300, 2.400, 0.400, 2.800, 0.467</text:p>
          </table:table-cell>
          <table:table-cell table:number-columns-repeated="979"/>
        </table:table-row>
        <table:table-row table:style-name="ro1">
          <table:table-cell office:value-type="string">
            <text:p>з’їсти</text:p>
          </table:table-cell>
          <table:table-cell office:value-type="string">
            <text:p>поесть</text:p>
          </table:table-cell>
          <table:table-cell office:value-type="string">
            <text:p>VERB</text:p>
          </table:table-cell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2466">
            <text:p>12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5269">
            <text:p>5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411">
            <text:p>1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67, 0.500, 4, 3.000, 1.800, 0.300, 2.600, 0.433, 3.000, 0.500, 3.000, 0.500</text:p>
          </table:table-cell>
          <table:table-cell table:number-columns-repeated="979"/>
        </table:table-row>
        <table:table-row table:style-name="ro1">
          <table:table-cell office:value-type="string">
            <text:p>парафіянин</text:p>
          </table:table-cell>
          <table:table-cell office:value-type="string">
            <text:p>прихожанин</text:p>
          </table:table-cell>
          <table:table-cell office:value-type="string">
            <text:p>NOUN</text:p>
          </table:table-cell>
          <table:table-cell office:value-type="float" office:value="8">
            <text:p>8</text:p>
          </table:table-cell>
          <table:table-cell office:value-type="float" office:value="655">
            <text:p>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00, 0.420, 6, 4.200, 1.600, 0.160, 2.800, 0.280, 3.400, 0.340, 3.800, 0.380</text:p>
          </table:table-cell>
          <table:table-cell table:number-columns-repeated="979"/>
        </table:table-row>
        <table:table-row table:style-name="ro1">
          <table:table-cell office:value-type="string">
            <text:p>грубий</text:p>
          </table:table-cell>
          <table:table-cell office:value-type="string">
            <text:p>дерзкий</text:p>
          </table:table-cell>
          <table:table-cell office:value-type="string">
            <text:p>ADJ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44">
            <text:p>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 office:value-type="float" office:value="10089">
            <text:p>100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5656">
            <text:p>5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2299">
            <text:p>2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032">
            <text:p>1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71, 0.543, 4, 3.800, 2.000, 0.286, 3.000, 0.429, 3.400, 0.486, 3.600, 0.514</text:p>
          </table:table-cell>
          <table:table-cell table:number-columns-repeated="979"/>
        </table:table-row>
        <table:table-row table:style-name="ro1">
          <table:table-cell office:value-type="string">
            <text:p>черга</text:p>
          </table:table-cell>
          <table:table-cell office:value-type="string">
            <text:p>очередь</text:p>
          </table:table-cell>
          <table:table-cell office:value-type="string">
            <text:p>NOUN</text:p>
          </table:table-cell>
          <table:table-cell office:value-type="float" office:value="9">
            <text:p>9</text:p>
          </table:table-cell>
          <table:table-cell office:value-type="float" office:value="307">
            <text:p>3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3171">
            <text:p>3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24990">
            <text:p>249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14493">
            <text:p>144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10578">
            <text:p>10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4307">
            <text:p>430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71, 0.571, 4, 4.000, 2.200, 0.314, 3.000, 0.429, 3.600, 0.514, 3.800, 0.543</text:p>
          </table:table-cell>
          <table:table-cell table:number-columns-repeated="979"/>
        </table:table-row>
        <table:table-row table:style-name="ro1">
          <table:table-cell office:value-type="string">
            <text:p>ломачка</text:p>
          </table:table-cell>
          <table:table-cell office:value-type="string">
            <text:p>палочка</text:p>
          </table:table-cell>
          <table:table-cell office:value-type="string">
            <text:p>NOUN</text:p>
          </table:table-cell>
          <table:table-cell office:value-type="float" office:value="9">
            <text:p>9</text:p>
          </table:table-cell>
          <table:table-cell office:value-type="float" office:value="820">
            <text:p>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712">
            <text:p>1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33">
            <text:p>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71, 0.343, 4, 2.400, 1.600, 0.229, 2.400, 0.343, 2.400, 0.343, 2.400, 0.343</text:p>
          </table:table-cell>
          <table:table-cell table:number-columns-repeated="979"/>
        </table:table-row>
        <table:table-row table:style-name="ro1">
          <table:table-cell office:value-type="string">
            <text:p>бесіда</text:p>
          </table:table-cell>
          <table:table-cell office:value-type="string">
            <text:p>собеседование</text:p>
          </table:table-cell>
          <table:table-cell office:value-type="string">
            <text:p>NOUN</text:p>
          </table:table-cell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7501">
            <text:p>7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373">
            <text:p>23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2749">
            <text:p>2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4279">
            <text:p>427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15, 0.585, 8, 7.600, 2.800, 0.215, 4.200, 0.323, 5.600, 0.431, 6.600, 0.508</text:p>
          </table:table-cell>
          <table:table-cell table:number-columns-repeated="979"/>
        </table:table-row>
        <table:table-row table:style-name="ro1">
          <table:table-cell office:value-type="string">
            <text:p>мавпячий</text:p>
          </table:table-cell>
          <table:table-cell office:value-type="string">
            <text:p>обезьяний</text:p>
          </table:table-cell>
          <table:table-cell office:value-type="string">
            <text:p>ADJ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866">
            <text:p>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9254">
            <text:p>9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5372">
            <text:p>53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5846">
            <text:p>58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216">
            <text:p>22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67, 0.578, 6, 5.200, 2.800, 0.311, 4.200, 0.467, 5.000, 0.556, 5.200, 0.578</text:p>
          </table:table-cell>
          <table:table-cell table:number-columns-repeated="979"/>
        </table:table-row>
        <table:table-row table:style-name="ro1">
          <table:table-cell office:value-type="string">
            <text:p>збігти</text:p>
          </table:table-cell>
          <table:table-cell office:value-type="string">
            <text:p>сбежать</text:p>
          </table:table-cell>
          <table:table-cell office:value-type="string">
            <text:p>VERB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835">
            <text:p>1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105">
            <text:p>1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363">
            <text:p>3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14, 0.486, 5, 3.400, 1.600, 0.229, 2.600, 0.371, 3.000, 0.429, 3.200, 0.457</text:p>
          </table:table-cell>
          <table:table-cell table:number-columns-repeated="979"/>
        </table:table-row>
        <table:table-row table:style-name="ro1">
          <table:table-cell office:value-type="string">
            <text:p>кущі</text:p>
          </table:table-cell>
          <table:table-cell office:value-type="string">
            <text:p>кустарник</text:p>
          </table:table-cell>
          <table:table-cell office:value-type="string">
            <text:p>NOUN</text:p>
          </table:table-cell>
          <table:table-cell office:value-type="float" office:value="10">
            <text:p>10</text:p>
          </table:table-cell>
          <table:table-cell office:value-type="float" office:value="1193">
            <text:p>1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291">
            <text:p>52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15">
            <text:p>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807">
            <text:p>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378">
            <text:p>23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78, 0.644, 7, 5.800, 1.400, 0.156, 2.800, 0.311, 3.800, 0.422, 4.800, 0.533</text:p>
          </table:table-cell>
          <table:table-cell table:number-columns-repeated="979"/>
        </table:table-row>
        <table:table-row table:style-name="ro1">
          <table:table-cell office:value-type="string">
            <text:p>світовий</text:p>
          </table:table-cell>
          <table:table-cell office:value-type="string">
            <text:p>мировой</text:p>
          </table:table-cell>
          <table:table-cell office:value-type="string">
            <text:p>ADJ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3074">
            <text:p>3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581">
            <text:p>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25, 0.425, 5, 3.400, 2.000, 0.250, 2.800, 0.350, 3.000, 0.375, 3.200, 0.400</text:p>
          </table:table-cell>
          <table:table-cell table:number-columns-repeated="979"/>
        </table:table-row>
        <table:table-row table:style-name="ro1">
          <table:table-cell office:value-type="string">
            <text:p>опосередкований</text:p>
          </table:table-cell>
          <table:table-cell office:value-type="string">
            <text:p>косвенный</text:p>
          </table:table-cell>
          <table:table-cell office:value-type="string">
            <text:p>ADJ</text:p>
          </table:table-cell>
          <table:table-cell office:value-type="float" office:value="13">
            <text:p>13</text:p>
          </table:table-cell>
          <table:table-cell office:value-type="float" office:value="1954">
            <text:p>1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410">
            <text:p>2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179">
            <text:p>1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374">
            <text:p>1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1957">
            <text:p>19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67, 0.587, 10, 8.800, 3.400, 0.227, 5.200, 0.347, 6.600, 0.440, 7.800, 0.520</text:p>
          </table:table-cell>
          <table:table-cell table:number-columns-repeated="979"/>
        </table:table-row>
        <table:table-row table:style-name="ro1">
          <table:table-cell office:value-type="string">
            <text:p>відмінник</text:p>
          </table:table-cell>
          <table:table-cell office:value-type="string">
            <text:p>отличник</text:p>
          </table:table-cell>
          <table:table-cell office:value-type="string">
            <text:p>NOUN</text:p>
          </table:table-cell>
          <table:table-cell office:value-type="float" office:value="14">
            <text:p>14</text:p>
          </table:table-cell>
          <table:table-cell office:value-type="float" office:value="887">
            <text:p>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7569">
            <text:p>7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2148">
            <text:p>2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395">
            <text:p>3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67, 0.422, 6, 3.800, 2.600, 0.289, 3.600, 0.400, 3.800, 0.422, 3.800, 0.422</text:p>
          </table:table-cell>
          <table:table-cell table:number-columns-repeated="979"/>
        </table:table-row>
        <table:table-row table:style-name="ro1">
          <table:table-cell office:value-type="string">
            <text:p>побороти</text:p>
          </table:table-cell>
          <table:table-cell office:value-type="string">
            <text:p>преодолеть</text:p>
          </table:table-cell>
          <table:table-cell office:value-type="string">
            <text:p>VERB</text:p>
          </table:table-cell>
          <table:table-cell office:value-type="float" office:value="15">
            <text:p>15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996">
            <text:p>19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2144">
            <text:p>21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3971">
            <text:p>3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2533">
            <text:p>25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00, 0.520, 6, 5.200, 2.000, 0.200, 3.800, 0.380, 4.400, 0.440, 4.800, 0.480</text:p>
          </table:table-cell>
          <table:table-cell table:number-columns-repeated="979"/>
        </table:table-row>
        <table:table-row table:style-name="ro1">
          <table:table-cell office:value-type="string">
            <text:p>виробити</text:p>
          </table:table-cell>
          <table:table-cell office:value-type="string">
            <text:p>произвести</text:p>
          </table:table-cell>
          <table:table-cell office:value-type="string">
            <text:p>VERB</text:p>
          </table:table-cell>
          <table:table-cell office:value-type="float" office:value="15">
            <text:p>15</text:p>
          </table:table-cell>
          <table:table-cell office:value-type="float" office:value="2481">
            <text:p>24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6269">
            <text:p>6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020">
            <text:p>1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722">
            <text:p>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1752">
            <text:p>17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3317">
            <text:p>33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00, 0.620, 7, 6.200, 2.400, 0.240, 3.600, 0.360, 4.600, 0.460, 5.400, 0.540</text:p>
          </table:table-cell>
          <table:table-cell table:number-columns-repeated="979"/>
        </table:table-row>
        <table:table-row table:style-name="ro1">
          <table:table-cell office:value-type="string">
            <text:p>дух</text:p>
          </table:table-cell>
          <table:table-cell office:value-type="string">
            <text:p>запах</text:p>
          </table:table-cell>
          <table:table-cell office:value-type="string">
            <text:p>NOUN</text:p>
          </table:table-cell>
          <table:table-cell office:value-type="float" office:value="17">
            <text:p>17</text:p>
          </table:table-cell>
          <table:table-cell office:value-type="float" office:value="2464">
            <text:p>2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77">
            <text:p>10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30612">
            <text:p>306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4680">
            <text:p>46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834">
            <text:p>8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00, 0.640, 4, 3.200, 1.600, 0.320, 2.000, 0.400, 2.400, 0.480, 2.800, 0.560</text:p>
          </table:table-cell>
          <table:table-cell table:number-columns-repeated="979"/>
        </table:table-row>
        <table:table-row table:style-name="ro1">
          <table:table-cell office:value-type="string">
            <text:p>ліворуч</text:p>
          </table:table-cell>
          <table:table-cell office:value-type="string">
            <text:p>налево</text:p>
          </table:table-cell>
          <table:table-cell office:value-type="string">
            <text:p>ADV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459">
            <text:p>14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857">
            <text:p>8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57, 0.657, 6, 4.600, 2.400, 0.343, 3.400, 0.486, 4.200, 0.600, 4.400, 0.629</text:p>
          </table:table-cell>
          <table:table-cell table:number-columns-repeated="979"/>
        </table:table-row>
        <table:table-row table:style-name="ro1">
          <table:table-cell office:value-type="string">
            <text:p>ліворуч</text:p>
          </table:table-cell>
          <table:table-cell office:value-type="string">
            <text:p>слева</text:p>
          </table:table-cell>
          <table:table-cell office:value-type="string">
            <text:p>ADV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802">
            <text:p>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1646">
            <text:p>1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478">
            <text:p>4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417">
            <text:p>4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57, 0.714, 6, 5.000, 2.600, 0.371, 3.200, 0.457, 3.800, 0.543, 4.400, 0.629</text:p>
          </table:table-cell>
          <table:table-cell table:number-columns-repeated="979"/>
        </table:table-row>
        <table:table-row table:style-name="ro1">
          <table:table-cell office:value-type="string">
            <text:p>ображення</text:p>
          </table:table-cell>
          <table:table-cell office:value-type="string">
            <text:p>оскорбление</text:p>
          </table:table-cell>
          <table:table-cell office:value-type="string">
            <text:p>NOUN</text:p>
          </table:table-cell>
          <table:table-cell office:value-type="float" office:value="21">
            <text:p>21</text:p>
          </table:table-cell>
          <table:table-cell office:value-type="float" office:value="1191">
            <text:p>1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583">
            <text:p>3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310">
            <text:p>2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4982">
            <text:p>4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5180">
            <text:p>5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3254">
            <text:p>32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36, 0.564, 7, 6.200, 2.600, 0.236, 4.600, 0.418, 5.400, 0.491, 5.800, 0.527</text:p>
          </table:table-cell>
          <table:table-cell table:number-columns-repeated="979"/>
        </table:table-row>
        <table:table-row table:style-name="ro1">
          <table:table-cell office:value-type="string">
            <text:p>перетинання</text:p>
          </table:table-cell>
          <table:table-cell office:value-type="string">
            <text:p>пресечение</text:p>
          </table:table-cell>
          <table:table-cell office:value-type="string">
            <text:p>NOUN</text:p>
          </table:table-cell>
          <table:table-cell office:value-type="float" office:value="22">
            <text:p>22</text:p>
          </table:table-cell>
          <table:table-cell office:value-type="float" office:value="2263">
            <text:p>2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56">
            <text:p>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7908">
            <text:p>79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905">
            <text:p>59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921">
            <text:p>2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097">
            <text:p>109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36, 0.473, 7, 5.200, 2.800, 0.255, 4.200, 0.382, 4.800, 0.436, 5.000, 0.455</text:p>
          </table:table-cell>
          <table:table-cell table:number-columns-repeated="979"/>
        </table:table-row>
        <table:table-row table:style-name="ro1">
          <table:table-cell office:value-type="string">
            <text:p>звільнення</text:p>
          </table:table-cell>
          <table:table-cell office:value-type="string">
            <text:p>освобождение</text:p>
          </table:table-cell>
          <table:table-cell office:value-type="string">
            <text:p>NOUN</text:p>
          </table:table-cell>
          <table:table-cell office:value-type="float" office:value="22">
            <text:p>22</text:p>
          </table:table-cell>
          <table:table-cell office:value-type="float" office:value="2643">
            <text:p>26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937">
            <text:p>2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34630">
            <text:p>346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21989">
            <text:p>219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3286">
            <text:p>13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379">
            <text:p>537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50, 0.600, 9, 7.200, 4.200, 0.350, 6.000, 0.500, 6.800, 0.567, 7.000, 0.583</text:p>
          </table:table-cell>
          <table:table-cell table:number-columns-repeated="979"/>
        </table:table-row>
        <table:table-row table:style-name="ro1">
          <table:table-cell office:value-type="string">
            <text:p>погіршувати</text:p>
          </table:table-cell>
          <table:table-cell office:value-type="string">
            <text:p>ухудшать</text:p>
          </table:table-cell>
          <table:table-cell office:value-type="string">
            <text:p>VERB</text:p>
          </table:table-cell>
          <table:table-cell office:value-type="float" office:value="23">
            <text:p>23</text:p>
          </table:table-cell>
          <table:table-cell office:value-type="float" office:value="6109">
            <text:p>6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043">
            <text:p>40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12722">
            <text:p>12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2092">
            <text:p>120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7562">
            <text:p>75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4904">
            <text:p>49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27, 0.564, 8, 6.200, 3.000, 0.273, 4.800, 0.436, 5.400, 0.491, 5.800, 0.527</text:p>
          </table:table-cell>
          <table:table-cell table:number-columns-repeated="979"/>
        </table:table-row>
        <table:table-row table:style-name="ro1">
          <table:table-cell office:value-type="string">
            <text:p>шкідливий</text:p>
          </table:table-cell>
          <table:table-cell office:value-type="string">
            <text:p>вредный</text:p>
          </table:table-cell>
          <table:table-cell office:value-type="string">
            <text:p>ADJ</text:p>
          </table:table-cell>
          <table:table-cell office:value-type="float" office:value="24">
            <text:p>24</text:p>
          </table:table-cell>
          <table:table-cell office:value-type="float" office:value="2808">
            <text:p>2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3807">
            <text:p>3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1793">
            <text:p>1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78, 0.556, 7, 5.000, 2.600, 0.289, 3.800, 0.422, 4.200, 0.467, 4.600, 0.511</text:p>
          </table:table-cell>
          <table:table-cell table:number-columns-repeated="979"/>
        </table:table-row>
        <table:table-row table:style-name="ro1">
          <table:table-cell office:value-type="string">
            <text:p>зіпсувати</text:p>
          </table:table-cell>
          <table:table-cell office:value-type="string">
            <text:p>испортить</text:p>
          </table:table-cell>
          <table:table-cell office:value-type="string">
            <text:p>VERB</text:p>
          </table:table-cell>
          <table:table-cell office:value-type="float" office:value="24">
            <text:p>24</text:p>
          </table:table-cell>
          <table:table-cell office:value-type="float" office:value="7661">
            <text:p>7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  <table:table-cell office:value-type="float" office:value="14526">
            <text:p>14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16682">
            <text:p>16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13069">
            <text:p>130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16911">
            <text:p>169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18378">
            <text:p>183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78, 0.667, 7, 6.000, 2.800, 0.311, 4.200, 0.467, 5.200, 0.578, 5.800, 0.644</text:p>
          </table:table-cell>
          <table:table-cell table:number-columns-repeated="979"/>
        </table:table-row>
        <table:table-row table:style-name="ro1">
          <table:table-cell office:value-type="string">
            <text:p>ганебний</text:p>
          </table:table-cell>
          <table:table-cell office:value-type="string">
            <text:p>позорный</text:p>
          </table:table-cell>
          <table:table-cell office:value-type="string">
            <text:p>ADJ</text:p>
          </table:table-cell>
          <table:table-cell office:value-type="float" office:value="25">
            <text:p>25</text:p>
          </table:table-cell>
          <table:table-cell office:value-type="float" office:value="6198">
            <text:p>6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412">
            <text:p>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 office:value-type="float" office:value="16479">
            <text:p>16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6290">
            <text:p>62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283">
            <text:p>1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546">
            <text:p>5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50, 0.425, 6, 3.400, 2.600, 0.325, 3.400, 0.425, 3.400, 0.425, 3.400, 0.425</text:p>
          </table:table-cell>
          <table:table-cell table:number-columns-repeated="979"/>
        </table:table-row>
        <table:table-row table:style-name="ro1">
          <table:table-cell office:value-type="string">
            <text:p>нарахування</text:p>
          </table:table-cell>
          <table:table-cell office:value-type="string">
            <text:p>начисление</text:p>
          </table:table-cell>
          <table:table-cell office:value-type="string">
            <text:p>NOUN</text:p>
          </table:table-cell>
          <table:table-cell office:value-type="float" office:value="28">
            <text:p>28</text:p>
          </table:table-cell>
          <table:table-cell office:value-type="float" office:value="5255">
            <text:p>5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148">
            <text:p>1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9376">
            <text:p>9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6883">
            <text:p>168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5468">
            <text:p>5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925">
            <text:p>19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27, 0.527, 8, 5.800, 3.000, 0.273, 5.000, 0.455, 5.400, 0.491, 5.600, 0.509</text:p>
          </table:table-cell>
          <table:table-cell table:number-columns-repeated="979"/>
        </table:table-row>
        <table:table-row table:style-name="ro1">
          <table:table-cell office:value-type="string">
            <text:p>установлювати</text:p>
          </table:table-cell>
          <table:table-cell office:value-type="string">
            <text:p>утверждать</text:p>
          </table:table-cell>
          <table:table-cell office:value-type="string">
            <text:p>VERB</text:p>
          </table:table-cell>
          <table:table-cell office:value-type="float" office:value="29">
            <text:p>29</text:p>
          </table:table-cell>
          <table:table-cell office:value-type="float" office:value="2834">
            <text:p>2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3056">
            <text:p>3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784">
            <text:p>27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5915">
            <text:p>5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6650">
            <text:p>6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3864">
            <text:p>38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92, 0.600, 9, 7.800, 2.800, 0.215, 5.200, 0.400, 6.600, 0.508, 7.200, 0.554</text:p>
          </table:table-cell>
          <table:table-cell table:number-columns-repeated="979"/>
        </table:table-row>
        <table:table-row table:style-name="ro1">
          <table:table-cell office:value-type="string">
            <text:p>своєрідність</text:p>
          </table:table-cell>
          <table:table-cell office:value-type="string">
            <text:p>своеобразие</text:p>
          </table:table-cell>
          <table:table-cell office:value-type="string">
            <text:p>NOUN</text:p>
          </table:table-cell>
          <table:table-cell office:value-type="float" office:value="29">
            <text:p>29</text:p>
          </table:table-cell>
          <table:table-cell office:value-type="float" office:value="4408">
            <text:p>4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523">
            <text:p>5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467">
            <text:p>2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207">
            <text:p>22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1814">
            <text:p>1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805">
            <text:p>8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50, 0.500, 9, 6.000, 2.400, 0.200, 4.200, 0.350, 5.400, 0.450, 5.800, 0.483</text:p>
          </table:table-cell>
          <table:table-cell table:number-columns-repeated="979"/>
        </table:table-row>
        <table:table-row table:style-name="ro1">
          <table:table-cell office:value-type="string">
            <text:p>витяг</text:p>
          </table:table-cell>
          <table:table-cell office:value-type="string">
            <text:p>выдержка</text:p>
          </table:table-cell>
          <table:table-cell office:value-type="string">
            <text:p>NOUN</text:p>
          </table:table-cell>
          <table:table-cell office:value-type="float" office:value="31">
            <text:p>31</text:p>
          </table:table-cell>
          <table:table-cell office:value-type="float" office:value="15925">
            <text:p>15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787">
            <text:p>7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656">
            <text:p>2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49">
            <text:p>3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75, 0.550, 7, 4.400, 2.000, 0.250, 2.600, 0.325, 3.200, 0.400, 3.800, 0.475</text:p>
          </table:table-cell>
          <table:table-cell table:number-columns-repeated="979"/>
        </table:table-row>
        <table:table-row table:style-name="ro1">
          <table:table-cell office:value-type="string">
            <text:p>назватися</text:p>
          </table:table-cell>
          <table:table-cell office:value-type="string">
            <text:p>представиться</text:p>
          </table:table-cell>
          <table:table-cell office:value-type="string">
            <text:p>VERB</text:p>
          </table:table-cell>
          <table:table-cell office:value-type="float" office:value="32">
            <text:p>32</text:p>
          </table:table-cell>
          <table:table-cell office:value-type="float" office:value="4622">
            <text:p>4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3670">
            <text:p>36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2279">
            <text:p>2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946">
            <text:p>19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246">
            <text:p>22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2909">
            <text:p>290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92, 0.554, 9, 7.200, 3.000, 0.231, 4.600, 0.354, 5.600, 0.431, 6.400, 0.492</text:p>
          </table:table-cell>
          <table:table-cell table:number-columns-repeated="979"/>
        </table:table-row>
        <table:table-row table:style-name="ro1">
          <table:table-cell office:value-type="string">
            <text:p>прапорець</text:p>
          </table:table-cell>
          <table:table-cell office:value-type="string">
            <text:p>флажок</text:p>
          </table:table-cell>
          <table:table-cell office:value-type="string">
            <text:p>NOUN</text:p>
          </table:table-cell>
          <table:table-cell office:value-type="float" office:value="33">
            <text:p>33</text:p>
          </table:table-cell>
          <table:table-cell office:value-type="float" office:value="12585">
            <text:p>125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17369">
            <text:p>173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7662">
            <text:p>176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21589">
            <text:p>21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5324">
            <text:p>15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15517">
            <text:p>155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78, 0.689, 7, 6.200, 2.600, 0.289, 4.400, 0.489, 5.000, 0.556, 5.600, 0.622</text:p>
          </table:table-cell>
          <table:table-cell table:number-columns-repeated="979"/>
        </table:table-row>
        <table:table-row table:style-name="ro1">
          <table:table-cell office:value-type="string">
            <text:p>передивлятися</text:p>
          </table:table-cell>
          <table:table-cell office:value-type="string">
            <text:p>пересматривать</text:p>
          </table:table-cell>
          <table:table-cell office:value-type="string">
            <text:p>VERB</text:p>
          </table:table-cell>
          <table:table-cell office:value-type="float" office:value="34">
            <text:p>34</text:p>
          </table:table-cell>
          <table:table-cell office:value-type="float" office:value="6887">
            <text:p>6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4370">
            <text:p>43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4475">
            <text:p>4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4440">
            <text:p>4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018">
            <text:p>5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6165">
            <text:p>61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714, 0.557, 10, 7.800, 3.200, 0.229, 5.000, 0.357, 6.400, 0.457, 7.400, 0.529</text:p>
          </table:table-cell>
          <table:table-cell table:number-columns-repeated="979"/>
        </table:table-row>
        <table:table-row table:style-name="ro1">
          <table:table-cell office:value-type="string">
            <text:p>витяг</text:p>
          </table:table-cell>
          <table:table-cell office:value-type="string">
            <text:p>извлечение</text:p>
          </table:table-cell>
          <table:table-cell office:value-type="string">
            <text:p>NOUN</text:p>
          </table:table-cell>
          <table:table-cell office:value-type="float" office:value="36">
            <text:p>36</text:p>
          </table:table-cell>
          <table:table-cell office:value-type="float" office:value="21289">
            <text:p>21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25962">
            <text:p>25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6747">
            <text:p>26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31072">
            <text:p>310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36909">
            <text:p>369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31801">
            <text:p>318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900, 0.760, 9, 7.600, 3.400, 0.340, 5.200, 0.520, 6.400, 0.640, 7.000, 0.700</text:p>
          </table:table-cell>
          <table:table-cell table:number-columns-repeated="979"/>
        </table:table-row>
        <table:table-row table:style-name="ro1">
          <table:table-cell office:value-type="string">
            <text:p>грубий</text:p>
          </table:table-cell>
          <table:table-cell office:value-type="string">
            <text:p>толстый</text:p>
          </table:table-cell>
          <table:table-cell office:value-type="string">
            <text:p>ADJ</text:p>
          </table:table-cell>
          <table:table-cell office:value-type="float" office:value="37">
            <text:p>37</text:p>
          </table:table-cell>
          <table:table-cell office:value-type="float" office:value="8645">
            <text:p>8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3838">
            <text:p>38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15673">
            <text:p>15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 office:value-type="float" office:value="9955">
            <text:p>99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7060">
            <text:p>70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6962">
            <text:p>69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57, 0.657, 6, 4.600, 2.200, 0.314, 3.200, 0.457, 3.800, 0.543, 4.400, 0.629</text:p>
          </table:table-cell>
          <table:table-cell table:number-columns-repeated="979"/>
        </table:table-row>
        <table:table-row table:style-name="ro1">
          <table:table-cell office:value-type="string">
            <text:p>залюднений</text:p>
          </table:table-cell>
          <table:table-cell office:value-type="string">
            <text:p>обитаемый</text:p>
          </table:table-cell>
          <table:table-cell office:value-type="string">
            <text:p>ADJ</text:p>
          </table:table-cell>
          <table:table-cell office:value-type="float" office:value="37">
            <text:p>37</text:p>
          </table:table-cell>
          <table:table-cell office:value-type="float" office:value="9654">
            <text:p>9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15160">
            <text:p>15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0">
            <text:p>460</text:p>
          </table:table-cell>
          <table:table-cell office:value-type="float" office:value="16343">
            <text:p>16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10831">
            <text:p>10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4104">
            <text:p>41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00, 0.540, 8, 5.400, 3.200, 0.320, 5.000, 0.500, 5.400, 0.540, 5.400, 0.540</text:p>
          </table:table-cell>
          <table:table-cell table:number-columns-repeated="979"/>
        </table:table-row>
        <table:table-row table:style-name="ro1">
          <table:table-cell office:value-type="string">
            <text:p>вигадування</text:p>
          </table:table-cell>
          <table:table-cell office:value-type="string">
            <text:p>измышление</text:p>
          </table:table-cell>
          <table:table-cell office:value-type="string">
            <text:p>NOUN</text:p>
          </table:table-cell>
          <table:table-cell office:value-type="float" office:value="37">
            <text:p>37</text:p>
          </table:table-cell>
          <table:table-cell office:value-type="float" office:value="16083">
            <text:p>16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 office:value-type="float" office:value="25078">
            <text:p>25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44886">
            <text:p>448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6">
            <text:p>426</text:p>
          </table:table-cell>
          <table:table-cell office:value-type="float" office:value="44548">
            <text:p>44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5">
            <text:p>415</text:p>
          </table:table-cell>
          <table:table-cell office:value-type="float" office:value="42216">
            <text:p>42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36318">
            <text:p>36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18, 0.709, 9, 7.800, 4.200, 0.382, 6.600, 0.600, 7.200, 0.655, 7.600, 0.691</text:p>
          </table:table-cell>
          <table:table-cell table:number-columns-repeated="979"/>
        </table:table-row>
        <table:table-row table:style-name="ro1">
          <table:table-cell office:value-type="string">
            <text:p>утримування</text:p>
          </table:table-cell>
          <table:table-cell office:value-type="string">
            <text:p>содержание</text:p>
          </table:table-cell>
          <table:table-cell office:value-type="string">
            <text:p>NOUN</text:p>
          </table:table-cell>
          <table:table-cell office:value-type="float" office:value="41">
            <text:p>41</text:p>
          </table:table-cell>
          <table:table-cell office:value-type="float" office:value="17780">
            <text:p>177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7035">
            <text:p>7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32546">
            <text:p>325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21021">
            <text:p>210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17799">
            <text:p>177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9515">
            <text:p>95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18, 0.636, 9, 7.000, 3.600, 0.327, 5.200, 0.473, 6.200, 0.564, 6.600, 0.600</text:p>
          </table:table-cell>
          <table:table-cell table:number-columns-repeated="979"/>
        </table:table-row>
        <table:table-row table:style-name="ro1">
          <table:table-cell office:value-type="string">
            <text:p>одяг</text:p>
          </table:table-cell>
          <table:table-cell office:value-type="string">
            <text:p>платье</text:p>
          </table:table-cell>
          <table:table-cell office:value-type="string">
            <text:p>NOUN</text:p>
          </table:table-cell>
          <table:table-cell office:value-type="float" office:value="47">
            <text:p>4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29520">
            <text:p>29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9444">
            <text:p>394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37004">
            <text:p>37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8594">
            <text:p>38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35875">
            <text:p>358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00, 0.800, 6, 4.800, 2.400, 0.400, 3.400, 0.567, 4.000, 0.667, 4.400, 0.733</text:p>
          </table:table-cell>
          <table:table-cell table:number-columns-repeated="979"/>
        </table:table-row>
        <table:table-row table:style-name="ro1">
          <table:table-cell office:value-type="string">
            <text:p>травень</text:p>
          </table:table-cell>
          <table:table-cell office:value-type="string">
            <text:p>май</text:p>
          </table:table-cell>
          <table:table-cell office:value-type="string">
            <text:p>NOUN</text:p>
          </table:table-cell>
          <table:table-cell office:value-type="float" office:value="50">
            <text:p>50</text:p>
          </table:table-cell>
          <table:table-cell office:value-type="float" office:value="24297">
            <text:p>242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37783">
            <text:p>37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4">
            <text:p>214</text:p>
          </table:table-cell>
          <table:table-cell office:value-type="float" office:value="11923">
            <text:p>11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2426">
            <text:p>124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14835">
            <text:p>14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 office:value-type="float" office:value="25637">
            <text:p>256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57, 0.800, 6, 5.600, 2.000, 0.286, 3.200, 0.457, 4.000, 0.571, 4.800, 0.686</text:p>
          </table:table-cell>
          <table:table-cell table:number-columns-repeated="979"/>
        </table:table-row>
        <table:table-row table:style-name="ro1">
          <table:table-cell office:value-type="string">
            <text:p>передивлятися</text:p>
          </table:table-cell>
          <table:table-cell office:value-type="string">
            <text:p>проглядывать</text:p>
          </table:table-cell>
          <table:table-cell office:value-type="string">
            <text:p>VERB</text:p>
          </table:table-cell>
          <table:table-cell office:value-type="float" office:value="51">
            <text:p>51</text:p>
          </table:table-cell>
          <table:table-cell office:value-type="float" office:value="21433">
            <text:p>21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8209">
            <text:p>8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4384">
            <text:p>43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4399">
            <text:p>4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705">
            <text:p>47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5667">
            <text:p>56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46, 0.600, 11, 7.800, 2.800, 0.215, 4.600, 0.354, 5.800, 0.446, 6.800, 0.523</text:p>
          </table:table-cell>
          <table:table-cell table:number-columns-repeated="979"/>
        </table:table-row>
        <table:table-row table:style-name="ro1">
          <table:table-cell office:value-type="string">
            <text:p>час</text:p>
          </table:table-cell>
          <table:table-cell office:value-type="string">
            <text:p>время</text:p>
          </table:table-cell>
          <table:table-cell office:value-type="string">
            <text:p>NOUN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27414">
            <text:p>27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38974">
            <text:p>389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39035">
            <text:p>39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44327">
            <text:p>44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40902">
            <text:p>409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00, 0.840, 5, 4.200, 1.800, 0.360, 2.600, 0.520, 3.400, 0.680, 3.800, 0.760</text:p>
          </table:table-cell>
          <table:table-cell table:number-columns-repeated="979"/>
        </table:table-row>
        <table:table-row table:style-name="ro1">
          <table:table-cell office:value-type="string">
            <text:p>час</text:p>
          </table:table-cell>
          <table:table-cell office:value-type="string">
            <text:p>пора</text:p>
          </table:table-cell>
          <table:table-cell office:value-type="string">
            <text:p>NOUN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7551">
            <text:p>7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38697">
            <text:p>386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6888">
            <text:p>36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  <table:table-cell office:value-type="float" office:value="42167">
            <text:p>421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0823">
            <text:p>208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00, 0.750, 4, 3.000, 1.400, 0.350, 2.000, 0.500, 2.600, 0.650, 2.800, 0.700</text:p>
          </table:table-cell>
          <table:table-cell table:number-columns-repeated="979"/>
        </table:table-row>
        <table:table-row table:style-name="ro1">
          <table:table-cell office:value-type="string">
            <text:p>бесіда</text:p>
          </table:table-cell>
          <table:table-cell office:value-type="string">
            <text:p>разговор</text:p>
          </table:table-cell>
          <table:table-cell office:value-type="string">
            <text:p>NOUN</text:p>
          </table:table-cell>
          <table:table-cell office:value-type="float" office:value="57">
            <text:p>5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17607">
            <text:p>176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3255">
            <text:p>33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 office:value-type="float" office:value="29998">
            <text:p>29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25402">
            <text:p>25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21992">
            <text:p>219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.000, 0.650, 8, 5.200, 2.800, 0.350, 4.000, 0.500, 4.400, 0.550, 4.800, 0.600</text:p>
          </table:table-cell>
          <table:table-cell table:number-columns-repeated="979"/>
        </table:table-row>
        <table:table-row table:style-name="ro1">
          <table:table-cell office:value-type="string">
            <text:p>передивлятися</text:p>
          </table:table-cell>
          <table:table-cell office:value-type="string">
            <text:p>просматривать</text:p>
          </table:table-cell>
          <table:table-cell office:value-type="string">
            <text:p>VERB</text:p>
          </table:table-cell>
          <table:table-cell office:value-type="float" office:value="61">
            <text:p>61</text:p>
          </table:table-cell>
          <table:table-cell office:value-type="float" office:value="26547">
            <text:p>265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16319">
            <text:p>163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11548">
            <text:p>11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2935">
            <text:p>129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7442">
            <text:p>174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19882">
            <text:p>198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923, 0.677, 12, 8.800, 3.400, 0.262, 5.400, 0.415, 7.000, 0.538, 8.200, 0.631</text:p>
          </table:table-cell>
          <table:table-cell table:number-columns-repeated="979"/>
        </table:table-row>
        <table:table-row table:style-name="ro1">
          <table:table-cell office:value-type="string">
            <text:p>приятель</text:p>
          </table:table-cell>
          <table:table-cell office:value-type="string">
            <text:p>друг</text:p>
          </table:table-cell>
          <table:table-cell office:value-type="string">
            <text:p>NOUN</text:p>
          </table:table-cell>
          <table:table-cell office:value-type="float" office:value="65">
            <text:p>65</text:p>
          </table:table-cell>
          <table:table-cell office:value-type="float" office:value="23583">
            <text:p>23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31919">
            <text:p>31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16963">
            <text:p>16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17295">
            <text:p>17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15579">
            <text:p>155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21152">
            <text:p>211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875, 0.775, 7, 6.200, 2.400, 0.300, 3.800, 0.475, 4.600, 0.575, 5.400, 0.675</text:p>
          </table:table-cell>
          <table:table-cell table:number-columns-repeated="979"/>
        </table:table-row>
        <table:table-row table:style-name="ro1">
          <table:table-cell office:value-type="string">
            <text:p>бережливий</text:p>
          </table:table-cell>
          <table:table-cell office:value-type="string">
            <text:p>экономный</text:p>
          </table:table-cell>
          <table:table-cell office:value-type="string">
            <text:p>ADJ</text:p>
          </table:table-cell>
          <table:table-cell office:value-type="float" office:value="66">
            <text:p>66</text:p>
          </table:table-cell>
          <table:table-cell office:value-type="float" office:value="18437">
            <text:p>18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3959">
            <text:p>39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20654">
            <text:p>20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6">
            <text:p>496</text:p>
          </table:table-cell>
          <table:table-cell office:value-type="float" office:value="18171">
            <text:p>18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 office:value-type="float" office:value="12839">
            <text:p>12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8242">
            <text:p>82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900, 0.600, 9, 6.000, 3.600, 0.360, 5.400, 0.540, 5.800, 0.580, 6.000, 0.600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AVERAGE([.D2:.D117])" office:value-type="float" office:value="12.0258620689655">
            <text:p>12.025862069</text:p>
          </table:table-cell>
          <table:table-cell table:formula="of:=AVERAGE([.E2:.E117])" office:value-type="float" office:value="4035.3275862069">
            <text:p>4035.3275862069</text:p>
          </table:table-cell>
          <table:table-cell table:formula="of:=SUM([.F2:.F117])" office:value-type="float" office:value="37">
            <text:p>37</text:p>
          </table:table-cell>
          <table:table-cell table:formula="of:=SUM([.G2:.G117])" office:value-type="float" office:value="54">
            <text:p>54</text:p>
          </table:table-cell>
          <table:table-cell table:formula="of:=SUM([.H2:.H117])" office:value-type="float" office:value="61">
            <text:p>61</text:p>
          </table:table-cell>
          <table:table-cell table:formula="of:=SUM([.I2:.I117])" office:value-type="float" office:value="62">
            <text:p>62</text:p>
          </table:table-cell>
          <table:table-cell/>
          <table:table-cell table:formula="of:=AVERAGE([.K2:.K117])" office:value-type="float" office:value="49.2672413793103">
            <text:p>49.2672413793</text:p>
          </table:table-cell>
          <table:table-cell table:formula="of:=AVERAGE([.L2:.L117])" office:value-type="float" office:value="2888.09482758621">
            <text:p>2888.0948275862</text:p>
          </table:table-cell>
          <table:table-cell table:formula="of:=SUM([.M2:.M117])" office:value-type="float" office:value="43">
            <text:p>43</text:p>
          </table:table-cell>
          <table:table-cell table:formula="of:=SUM([.N2:.N117])" office:value-type="float" office:value="59">
            <text:p>59</text:p>
          </table:table-cell>
          <table:table-cell table:formula="of:=SUM([.O2:.O117])" office:value-type="float" office:value="60">
            <text:p>60</text:p>
          </table:table-cell>
          <table:table-cell table:formula="of:=SUM([.P2:.P117])" office:value-type="float" office:value="62">
            <text:p>62</text:p>
          </table:table-cell>
          <table:table-cell/>
          <table:table-cell table:formula="of:=AVERAGE([.R2:.R117])" office:value-type="float" office:value="74.4741379310345">
            <text:p>74.474137931</text:p>
          </table:table-cell>
          <table:table-cell table:formula="of:=AVERAGE([.S2:.S117])" office:value-type="float" office:value="5236.30172413793">
            <text:p>5236.3017241379</text:p>
          </table:table-cell>
          <table:table-cell table:formula="of:=SUM([.T2:.T117])" office:value-type="float" office:value="39">
            <text:p>39</text:p>
          </table:table-cell>
          <table:table-cell table:formula="of:=SUM([.U2:.U117])" office:value-type="float" office:value="54">
            <text:p>54</text:p>
          </table:table-cell>
          <table:table-cell table:formula="of:=SUM([.V2:.V117])" office:value-type="float" office:value="56">
            <text:p>56</text:p>
          </table:table-cell>
          <table:table-cell table:formula="of:=SUM([.W2:.W117])" office:value-type="float" office:value="59">
            <text:p>59</text:p>
          </table:table-cell>
          <table:table-cell/>
          <table:table-cell table:formula="of:=AVERAGE([.Y2:.Y117])" office:value-type="float" office:value="80.25">
            <text:p>80.25</text:p>
          </table:table-cell>
          <table:table-cell table:formula="of:=AVERAGE([.Z2:.Z117])" office:value-type="float" office:value="4316.94827586207">
            <text:p>4316.9482758621</text:p>
          </table:table-cell>
          <table:table-cell table:formula="of:=SUM([.AA2:.AA117])" office:value-type="float" office:value="40">
            <text:p>40</text:p>
          </table:table-cell>
          <table:table-cell table:formula="of:=SUM([.AB2:.AB117])" office:value-type="float" office:value="53">
            <text:p>53</text:p>
          </table:table-cell>
          <table:table-cell table:formula="of:=SUM([.AC2:.AC117])" office:value-type="float" office:value="56">
            <text:p>56</text:p>
          </table:table-cell>
          <table:table-cell table:formula="of:=SUM([.AD2:.AD117])" office:value-type="float" office:value="59">
            <text:p>59</text:p>
          </table:table-cell>
          <table:table-cell/>
          <table:table-cell table:formula="of:=AVERAGE([.AF2:.AF117])" office:value-type="float" office:value="73.6551724137931">
            <text:p>73.6551724138</text:p>
          </table:table-cell>
          <table:table-cell table:formula="of:=AVERAGE([.AG2:.AG117])" office:value-type="float" office:value="3879.52586206897">
            <text:p>3879.525862069</text:p>
          </table:table-cell>
          <table:table-cell table:formula="of:=SUM([.AH2:.AH117])" office:value-type="float" office:value="43">
            <text:p>43</text:p>
          </table:table-cell>
          <table:table-cell table:formula="of:=SUM([.AI2:.AI117])" office:value-type="float" office:value="57">
            <text:p>57</text:p>
          </table:table-cell>
          <table:table-cell table:formula="of:=SUM([.AJ2:.AJ117])" office:value-type="float" office:value="57">
            <text:p>57</text:p>
          </table:table-cell>
          <table:table-cell table:formula="of:=SUM([.AK2:.AK117])" office:value-type="float" office:value="61">
            <text:p>61</text:p>
          </table:table-cell>
          <table:table-cell/>
          <table:table-cell table:formula="of:=AVERAGE([.AM2:.AM117])" office:value-type="float" office:value="58.1293103448276">
            <text:p>58.1293103448</text:p>
          </table:table-cell>
          <table:table-cell table:formula="of:=AVERAGE([.AN2:.AN117])" office:value-type="float" office:value="3280.45689655172">
            <text:p>3280.4568965517</text:p>
          </table:table-cell>
          <table:table-cell table:formula="of:=SUM([.AO2:.AO117])" office:value-type="float" office:value="43">
            <text:p>43</text:p>
          </table:table-cell>
          <table:table-cell table:formula="of:=SUM([.AP2:.AP117])" office:value-type="float" office:value="58">
            <text:p>58</text:p>
          </table:table-cell>
          <table:table-cell table:formula="of:=SUM([.AQ2:.AQ117])" office:value-type="float" office:value="60">
            <text:p>60</text:p>
          </table:table-cell>
          <table:table-cell table:formula="of:=SUM([.AR2:.AR117])" office:value-type="float" office:value="63">
            <text:p>63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formula="of:=MEDIAN([.D2:.D117])" office:value-type="float" office:value="2">
            <text:p>2</text:p>
          </table:table-cell>
          <table:table-cell table:formula="of:=MEDIAN([.E2:.E117])" office:value-type="float" office:value="7.5">
            <text:p>7.5</text:p>
          </table:table-cell>
          <table:table-cell table:number-columns-repeated="5"/>
          <table:table-cell table:formula="of:=MEDIAN([.K2:.K117])" office:value-type="float" office:value="3.5">
            <text:p>3.5</text:p>
          </table:table-cell>
          <table:table-cell table:formula="of:=MEDIAN([.L2:.L117])" office:value-type="float" office:value="4.5">
            <text:p>4.5</text:p>
          </table:table-cell>
          <table:table-cell table:number-columns-repeated="5"/>
          <table:table-cell table:formula="of:=MEDIAN([.R2:.R117])" office:value-type="float" office:value="6">
            <text:p>6</text:p>
          </table:table-cell>
          <table:table-cell table:formula="of:=MEDIAN([.S2:.S117])" office:value-type="float" office:value="19">
            <text:p>19</text:p>
          </table:table-cell>
          <table:table-cell table:number-columns-repeated="5"/>
          <table:table-cell table:formula="of:=MEDIAN([.Y2:.Y117])" office:value-type="float" office:value="5.5">
            <text:p>5.5</text:p>
          </table:table-cell>
          <table:table-cell table:formula="of:=MEDIAN([.Z2:.Z117])" office:value-type="float" office:value="20">
            <text:p>20</text:p>
          </table:table-cell>
          <table:table-cell table:number-columns-repeated="5"/>
          <table:table-cell table:formula="of:=MEDIAN([.AF2:.AF117])" office:value-type="float" office:value="5.5">
            <text:p>5.5</text:p>
          </table:table-cell>
          <table:table-cell table:formula="of:=MEDIAN([.AG2:.AG117])" office:value-type="float" office:value="12">
            <text:p>12</text:p>
          </table:table-cell>
          <table:table-cell table:number-columns-repeated="5"/>
          <table:table-cell table:formula="of:=MEDIAN([.AM2:.AM117])" office:value-type="float" office:value="4">
            <text:p>4</text:p>
          </table:table-cell>
          <table:table-cell table:formula="of:=MEDIAN([.AN2:.AN117])" office:value-type="float" office:value="5">
            <text:p>5</text:p>
          </table:table-cell>
          <table:table-cell table:number-columns-repeated="98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number-columns-repeated="1024" table:default-cell-style-name="ce1"/>
        <table:table-row table:style-name="ro1">
          <table:table-cell office:value-type="string">
            <text:p>UK</text:p>
          </table:table-cell>
          <table:table-cell office:value-type="string">
            <text:p>Ru</text:p>
          </table:table-cell>
          <table:table-cell office:value-type="string">
            <text:p>PoS</text:p>
          </table:table-cell>
          <table:table-cell office:value-type="string">
            <text:p>L0r</text:p>
          </table:table-cell>
          <table:table-cell office:value-type="string">
            <text:p>L0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1</text:p>
          </table:table-cell>
          <table:table-cell office:value-type="string">
            <text:p>gL1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2</text:p>
          </table:table-cell>
          <table:table-cell office:value-type="string">
            <text:p>gLi2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4</text:p>
          </table:table-cell>
          <table:table-cell office:value-type="string">
            <text:p>gLi4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6</text:p>
          </table:table-cell>
          <table:table-cell office:value-type="string">
            <text:p>gLi6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/>
          <table:table-cell office:value-type="string">
            <text:p>gLi8</text:p>
          </table:table-cell>
          <table:table-cell office:value-type="string">
            <text:p>gLi8n</text:p>
          </table:table-cell>
          <table:table-cell office:value-type="string">
            <text:p>t1</text:p>
          </table:table-cell>
          <table:table-cell office:value-type="string">
            <text:p>t5</text:p>
          </table:table-cell>
          <table:table-cell office:value-type="string">
            <text:p>t10</text:p>
          </table:table-cell>
          <table:table-cell office:value-type="string">
            <text:p>t25</text:p>
          </table:table-cell>
          <table:table-cell table:number-columns-repeated="980"/>
        </table:table-row>
        <table:table-row table:style-name="ro1">
          <table:table-cell table:number-columns-repeated="2" office:value-type="string">
            <text:p>ки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67, 0, 0.200, 0.200, 0.067, 0.200, 0.067, 0.200, 0.067, 0.200, 0.067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дух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упускати</text:p>
          </table:table-cell>
          <table:table-cell office:value-type="string">
            <text:p>упуска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125, 1, 1.000, 0.400, 0.050, 0.800, 0.100, 1.000, 0.125, 1.000, 0.125</text:p>
          </table:table-cell>
          <table:table-cell table:number-columns-repeated="979"/>
        </table:table-row>
        <table:table-row table:style-name="ro1">
          <table:table-cell office:value-type="string">
            <text:p>каятися</text:p>
          </table:table-cell>
          <table:table-cell office:value-type="string">
            <text:p>кая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43, 0.143, 1, 1.000, 0.400, 0.057, 0.800, 0.114, 1.000, 0.143, 1.000, 0.14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собач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миля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50, 0, 0.200, 0.200, 0.050, 0.200, 0.050, 0.200, 0.050, 0.200, 0.050</text:p>
          </table:table-cell>
          <table:table-cell table:number-columns-repeated="979"/>
        </table:table-row>
        <table:table-row table:style-name="ro1">
          <table:table-cell office:value-type="string">
            <text:p>умивальник</text:p>
          </table:table-cell>
          <table:table-cell office:value-type="string">
            <text:p>умывальник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00, 0.060, 1, 0.600, 0.600, 0.060, 0.600, 0.060, 0.600, 0.060, 0.600, 0.060</text:p>
          </table:table-cell>
          <table:table-cell table:number-columns-repeated="979"/>
        </table:table-row>
        <table:table-row table:style-name="ro1">
          <table:table-cell office:value-type="string">
            <text:p>зайнятість</text:p>
          </table:table-cell>
          <table:table-cell office:value-type="string">
            <text:p>занятость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00, 0.160, 2, 1.600, 0.600, 0.060, 1.000, 0.100, 1.200, 0.120, 1.400, 0.140</text:p>
          </table:table-cell>
          <table:table-cell table:number-columns-repeated="979"/>
        </table:table-row>
        <table:table-row table:style-name="ro1">
          <table:table-cell office:value-type="string">
            <text:p>потіснитися</text:p>
          </table:table-cell>
          <table:table-cell office:value-type="string">
            <text:p>потесни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82, 0.145, 2, 1.600, 1.000, 0.091, 1.400, 0.127, 1.600, 0.145, 1.600, 0.145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смерч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40, 0, 0.200, 0.200, 0.040, 0.200, 0.040, 0.200, 0.040, 0.200, 0.040</text:p>
          </table:table-cell>
          <table:table-cell table:number-columns-repeated="979"/>
        </table:table-row>
        <table:table-row table:style-name="ro1">
          <table:table-cell office:value-type="string">
            <text:p>фільтр</text:p>
          </table:table-cell>
          <table:table-cell office:value-type="string">
            <text:p>фильтр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000, 1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зав’язувати</text:p>
          </table:table-cell>
          <table:table-cell office:value-type="string">
            <text:p>завязыва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73, 0.273, 3, 3.000, 1.400, 0.127, 2.200, 0.200, 2.600, 0.236, 2.800, 0.255</text:p>
          </table:table-cell>
          <table:table-cell table:number-columns-repeated="979"/>
        </table:table-row>
        <table:table-row table:style-name="ro1">
          <table:table-cell office:value-type="string">
            <text:p>кар’єра</text:p>
          </table:table-cell>
          <table:table-cell office:value-type="string">
            <text:p>карьер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86, 0.143, 2, 1.000, 0.400, 0.057, 0.800, 0.114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побороти</text:p>
          </table:table-cell>
          <table:table-cell office:value-type="string">
            <text:p>поборо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125, 1, 1.000, 0.400, 0.050, 0.800, 0.100, 1.000, 0.125, 1.000, 0.125</text:p>
          </table:table-cell>
          <table:table-cell table:number-columns-repeated="979"/>
        </table:table-row>
        <table:table-row table:style-name="ro1">
          <table:table-cell office:value-type="string">
            <text:p>акумулятор</text:p>
          </table:table-cell>
          <table:table-cell office:value-type="string">
            <text:p>аккумулятор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91, 0.091, 1, 1.000, 0.200, 0.018, 0.400, 0.036, 0.600, 0.055, 0.800, 0.073</text:p>
          </table:table-cell>
          <table:table-cell table:number-columns-repeated="979"/>
        </table:table-row>
        <table:table-row table:style-name="ro1">
          <table:table-cell office:value-type="string">
            <text:p>рельєф</text:p>
          </table:table-cell>
          <table:table-cell office:value-type="string">
            <text:p>рельеф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033, 1, 0.200, 0.200, 0.033, 0.200, 0.033, 0.200, 0.033, 0.200, 0.03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асфаль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потік</text:p>
          </table:table-cell>
          <table:table-cell office:value-type="string">
            <text:p>поток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200, 0.120, 1, 0.600, 0.400, 0.080, 0.600, 0.120, 0.600, 0.120, 0.600, 0.120</text:p>
          </table:table-cell>
          <table:table-cell table:number-columns-repeated="979"/>
        </table:table-row>
        <table:table-row table:style-name="ro1">
          <table:table-cell office:value-type="string">
            <text:p>підписатися</text:p>
          </table:table-cell>
          <table:table-cell office:value-type="string">
            <text:p>подписа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82, 0.164, 2, 1.800, 1.000, 0.091, 1.600, 0.145, 1.800, 0.164, 1.800, 0.164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внуч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33, 0, 0.200, 0.200, 0.033, 0.200, 0.033, 0.200, 0.033, 0.200, 0.03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зять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жировий</text:p>
          </table:table-cell>
          <table:table-cell office:value-type="string">
            <text:p>жировой</text:p>
          </table:table-cell>
          <table:table-cell office:value-type="string">
            <text:p>ADJ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43, 0.143, 1, 1.000, 0.800, 0.114, 1.000, 0.143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показатися</text:p>
          </table:table-cell>
          <table:table-cell office:value-type="string">
            <text:p>показаться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00, 0.100, 1, 1.000, 0.400, 0.040, 0.800, 0.080, 1.000, 0.100, 1.000, 0.1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вал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67, 0, 0.200, 0.200, 0.067, 0.200, 0.067, 0.200, 0.067, 0.200, 0.067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дач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паспор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просо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косинка</text:p>
          </table:table-cell>
          <table:table-cell office:value-type="string">
            <text:p>косын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43, 0.029, 1, 0.200, 0.200, 0.029, 0.200, 0.029, 0.200, 0.029, 0.200, 0.029</text:p>
          </table:table-cell>
          <table:table-cell table:number-columns-repeated="979"/>
        </table:table-row>
        <table:table-row table:style-name="ro1">
          <table:table-cell office:value-type="string">
            <text:p>бесіда</text:p>
          </table:table-cell>
          <table:table-cell office:value-type="string">
            <text:p>бесед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100, 1, 0.600, 0.600, 0.100, 0.600, 0.100, 0.600, 0.100, 0.600, 0.100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наверх</text:p>
          </table:table-cell>
          <table:table-cell office:value-type="string">
            <text:p>ADV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67, 0, 0.400, 0.400, 0.067, 0.400, 0.067, 0.400, 0.067, 0.400, 0.067</text:p>
          </table:table-cell>
          <table:table-cell table:number-columns-repeated="979"/>
        </table:table-row>
        <table:table-row table:style-name="ro1">
          <table:table-cell office:value-type="string">
            <text:p>стильний</text:p>
          </table:table-cell>
          <table:table-cell office:value-type="string">
            <text:p>стильный</text:p>
          </table:table-cell>
          <table:table-cell office:value-type="string">
            <text:p>ADJ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050, 1, 0.400, 0.400, 0.050, 0.400, 0.050, 0.400, 0.050, 0.400, 0.050</text:p>
          </table:table-cell>
          <table:table-cell table:number-columns-repeated="979"/>
        </table:table-row>
        <table:table-row table:style-name="ro1">
          <table:table-cell office:value-type="string">
            <text:p>медаліст</text:p>
          </table:table-cell>
          <table:table-cell office:value-type="string">
            <text:p>медалист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025, 1, 0.200, 0.200, 0.025, 0.200, 0.025, 0.200, 0.025, 0.200, 0.025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приятель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50, 0, 0.400, 0.400, 0.050, 0.400, 0.050, 0.400, 0.050, 0.400, 0.050</text:p>
          </table:table-cell>
          <table:table-cell table:number-columns-repeated="979"/>
        </table:table-row>
        <table:table-row table:style-name="ro1">
          <table:table-cell office:value-type="string">
            <text:p>ізюминка</text:p>
          </table:table-cell>
          <table:table-cell office:value-type="string">
            <text:p>изюминк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25, 0.025, 1, 0.200, 0.200, 0.025, 0.200, 0.025, 0.200, 0.025, 0.200, 0.025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рутина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33, 0, 0.200, 0.200, 0.033, 0.200, 0.033, 0.200, 0.033, 0.200, 0.033</text:p>
          </table:table-cell>
          <table:table-cell table:number-columns-repeated="979"/>
        </table:table-row>
        <table:table-row table:style-name="ro1">
          <table:table-cell table:number-columns-repeated="2" office:value-type="string">
            <text:p>шарф</text:p>
          </table:table-cell>
          <table:table-cell office:value-type="string">
            <text:p>NOUN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000, 0.000, 0, 0.000, 0.000, 0.000, 0.000, 0.000, 0.000, 0.000, 0.000, 0.000</text:p>
          </table:table-cell>
          <table:table-cell table:number-columns-repeated="979"/>
        </table:table-row>
        <table:table-row table:style-name="ro1">
          <table:table-cell office:value-type="string">
            <text:p>клонувати</text:p>
          </table:table-cell>
          <table:table-cell office:value-type="string">
            <text:p>клонировать</text:p>
          </table:table-cell>
          <table:table-cell office:value-type="string">
            <text:p>VERB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364, 0.309, 4, 3.400, 1.200, 0.109, 2.000, 0.182, 2.600, 0.236, 3.000, 0.273</text:p>
          </table:table-cell>
          <table:table-cell table:number-columns-repeated="979"/>
        </table:table-row>
        <table:table-row table:style-name="ro1">
          <table:table-cell office:value-type="string">
            <text:p>доводити</text:p>
          </table:table-cell>
          <table:table-cell office:value-type="string">
            <text:p>доводи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25, 0.175, 1, 1.400, 0.800, 0.100, 1.200, 0.150, 1.400, 0.175, 1.400, 0.175</text:p>
          </table:table-cell>
          <table:table-cell table:number-columns-repeated="979"/>
        </table:table-row>
        <table:table-row table:style-name="ro1">
          <table:table-cell office:value-type="string">
            <text:p>зв’язатися</text:p>
          </table:table-cell>
          <table:table-cell office:value-type="string">
            <text:p>связаться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300, 0.240, 3, 2.400, 1.000, 0.100, 1.600, 0.160, 2.000, 0.200, 2.200, 0.220</text:p>
          </table:table-cell>
          <table:table-cell table:number-columns-repeated="979"/>
        </table:table-row>
        <table:table-row table:style-name="ro1">
          <table:table-cell office:value-type="string">
            <text:p>нагнати</text:p>
          </table:table-cell>
          <table:table-cell office:value-type="string">
            <text:p>нагн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43, 0.143, 1, 1.000, 0.400, 0.057, 0.800, 0.114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брязкати</text:p>
          </table:table-cell>
          <table:table-cell office:value-type="string">
            <text:p>бряц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375, 0.350, 3, 2.800, 1.000, 0.125, 2.000, 0.250, 2.400, 0.300, 2.600, 0.325</text:p>
          </table:table-cell>
          <table:table-cell table:number-columns-repeated="979"/>
        </table:table-row>
        <table:table-row table:style-name="ro1">
          <table:table-cell office:value-type="string">
            <text:p>сохнути</text:p>
          </table:table-cell>
          <table:table-cell office:value-type="string">
            <text:p>сохну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43, 0.143, 1, 1.000, 0.400, 0.057, 0.800, 0.114, 1.000, 0.143, 1.000, 0.143</text:p>
          </table:table-cell>
          <table:table-cell table:number-columns-repeated="979"/>
        </table:table-row>
        <table:table-row table:style-name="ro1">
          <table:table-cell office:value-type="string">
            <text:p>доноситися</text:p>
          </table:table-cell>
          <table:table-cell office:value-type="string">
            <text:p>доноситься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00, 0.120, 1, 1.200, 0.600, 0.060, 1.000, 0.100, 1.200, 0.120, 1.200, 0.120</text:p>
          </table:table-cell>
          <table:table-cell table:number-columns-repeated="979"/>
        </table:table-row>
        <table:table-row table:style-name="ro1">
          <table:table-cell office:value-type="string">
            <text:p>проникати</text:p>
          </table:table-cell>
          <table:table-cell office:value-type="string">
            <text:p>проник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11, 0.133, 1, 1.200, 0.600, 0.067, 1.000, 0.111, 1.200, 0.133, 1.200, 0.133</text:p>
          </table:table-cell>
          <table:table-cell table:number-columns-repeated="979"/>
        </table:table-row>
        <table:table-row table:style-name="ro1">
          <table:table-cell office:value-type="string">
            <text:p>потайник</text:p>
          </table:table-cell>
          <table:table-cell office:value-type="string">
            <text:p>тайник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office:value-type="float" office:value="743">
            <text:p>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50, 0.275, 2, 2.200, 1.400, 0.175, 1.800, 0.225, 2.200, 0.275, 2.200, 0.275</text:p>
          </table:table-cell>
          <table:table-cell table:number-columns-repeated="979"/>
        </table:table-row>
        <table:table-row table:style-name="ro1">
          <table:table-cell office:value-type="string">
            <text:p>грубий</text:p>
          </table:table-cell>
          <table:table-cell office:value-type="string">
            <text:p>грубый</text:p>
          </table:table-cell>
          <table:table-cell office:value-type="string">
            <text:p>ADJ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167, 0.033, 1, 0.200, 0.200, 0.033, 0.200, 0.033, 0.200, 0.033, 0.200, 0.033</text:p>
          </table:table-cell>
          <table:table-cell table:number-columns-repeated="979"/>
        </table:table-row>
        <table:table-row table:style-name="ro1">
          <table:table-cell office:value-type="string">
            <text:p>знати</text:p>
          </table:table-cell>
          <table:table-cell office:value-type="string">
            <text:p>зн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200, 0.200, 1, 1.000, 0.400, 0.080, 0.800, 0.160, 1.000, 0.200, 1.000, 0.200</text:p>
          </table:table-cell>
          <table:table-cell table:number-columns-repeated="979"/>
        </table:table-row>
        <table:table-row table:style-name="ro1">
          <table:table-cell office:value-type="string">
            <text:p>установлювати</text:p>
          </table:table-cell>
          <table:table-cell office:value-type="string">
            <text:p>устанавлив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231, 0.185, 3, 2.400, 1.600, 0.123, 2.200, 0.169, 2.400, 0.185, 2.400, 0.185</text:p>
          </table:table-cell>
          <table:table-cell table:number-columns-repeated="979"/>
        </table:table-row>
        <table:table-row table:style-name="ro1">
          <table:table-cell office:value-type="string">
            <text:p>рибка</text:p>
          </table:table-cell>
          <table:table-cell office:value-type="string">
            <text:p>рыбка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00, 0.040, 1, 0.200, 0.200, 0.040, 0.200, 0.040, 0.200, 0.040, 0.200, 0.040</text:p>
          </table:table-cell>
          <table:table-cell table:number-columns-repeated="979"/>
        </table:table-row>
        <table:table-row table:style-name="ro1">
          <table:table-cell office:value-type="string">
            <text:p>проходити</text:p>
          </table:table-cell>
          <table:table-cell office:value-type="string">
            <text:p>проходи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11, 0.133, 1, 1.200, 0.600, 0.067, 1.000, 0.111, 1.200, 0.133, 1.200, 0.133</text:p>
          </table:table-cell>
          <table:table-cell table:number-columns-repeated="979"/>
        </table:table-row>
        <table:table-row table:style-name="ro1">
          <table:table-cell office:value-type="string">
            <text:p>вибір</text:p>
          </table:table-cell>
          <table:table-cell office:value-type="string">
            <text:p>выбор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400, 0.200, 2, 1.000, 0.800, 0.160, 1.000, 0.200, 1.000, 0.200, 1.000, 0.200</text:p>
          </table:table-cell>
          <table:table-cell table:number-columns-repeated="979"/>
        </table:table-row>
        <table:table-row table:style-name="ro1">
          <table:table-cell office:value-type="string">
            <text:p>розшукувати</text:p>
          </table:table-cell>
          <table:table-cell office:value-type="string">
            <text:p>разыскивать</text:p>
          </table:table-cell>
          <table:table-cell office:value-type="string">
            <text:p>VER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455, 0.364, 5, 4.000, 2.200, 0.200, 3.200, 0.291, 3.800, 0.345, 4.000, 0.364</text:p>
          </table:table-cell>
          <table:table-cell table:number-columns-repeated="979"/>
        </table:table-row>
        <table:table-row table:style-name="ro1">
          <table:table-cell office:value-type="string">
            <text:p>пилосос</text:p>
          </table:table-cell>
          <table:table-cell office:value-type="string">
            <text:p>пылесос</text:p>
          </table:table-cell>
          <table:table-cell office:value-type="string">
            <text:p>NOU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286, 0.114, 2, 0.800, 0.600, 0.086, 0.800, 0.114, 0.800, 0.114, 0.800, 0.114</text:p>
          </table:table-cell>
          <table:table-cell table:number-columns-repeated="979"/>
        </table:table-row>
        <table:table-row table:style-name="ro1">
          <table:table-cell office:value-type="string">
            <text:p>обмундирування</text:p>
          </table:table-cell>
          <table:table-cell office:value-type="string">
            <text:p>обмундирование</text:p>
          </table:table-cell>
          <table:table-cell office:value-type="string">
            <text:p>NOU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214, 0.143, 3, 2.000, 1.400, 0.100, 1.800, 0.129, 2.000, 0.143, 2.000, 0.143</text:p>
          </table:table-cell>
          <table:table-cell table:number-columns-repeated="979"/>
        </table:table-row>
        <table:table-row table:style-name="ro1">
          <table:table-cell office:value-type="string">
            <text:p>внука</text:p>
          </table:table-cell>
          <table:table-cell office:value-type="string">
            <text:p>внучка</text:p>
          </table:table-cell>
          <table:table-cell office:value-type="string">
            <text:p>NOU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167, 0.200, 1, 1.200, 0.400, 0.067, 0.600, 0.100, 0.800, 0.133, 1.000, 0.167</text:p>
          </table:table-cell>
          <table:table-cell table:number-columns-repeated="979"/>
        </table:table-row>
        <table:table-row table:style-name="ro1">
          <table:table-cell office:value-type="string">
            <text:p>наближатися</text:p>
          </table:table-cell>
          <table:table-cell office:value-type="string">
            <text:p>приближаться</text:p>
          </table:table-cell>
          <table:table-cell office:value-type="string">
            <text:p>VER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333, 0.283, 4, 3.400, 2.000, 0.167, 2.600, 0.217, 3.000, 0.250, 3.200, 0.267</text:p>
          </table:table-cell>
          <table:table-cell table:number-columns-repeated="979"/>
        </table:table-row>
        <table:table-row table:style-name="ro1">
          <table:table-cell office:value-type="string">
            <text:p>загадковий</text:p>
          </table:table-cell>
          <table:table-cell office:value-type="string">
            <text:p>загадочный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400, 0.300, 4, 3.000, 1.000, 0.100, 1.800, 0.180, 2.200, 0.220, 2.600, 0.260</text:p>
          </table:table-cell>
          <table:table-cell table:number-columns-repeated="979"/>
        </table:table-row>
        <table:table-row table:style-name="ro1">
          <table:table-cell office:value-type="string">
            <text:p>зіштовхнутися</text:p>
          </table:table-cell>
          <table:table-cell office:value-type="string">
            <text:p>столкнуться</text:p>
          </table:table-cell>
          <table:table-cell office:value-type="string">
            <text:p>VER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462, 0.369, 6, 4.800, 1.800, 0.138, 3.400, 0.262, 4.000, 0.308, 4.400, 0.338</text:p>
          </table:table-cell>
          <table:table-cell table:number-columns-repeated="979"/>
        </table:table-row>
        <table:table-row table:style-name="ro1">
          <table:table-cell office:value-type="string">
            <text:p>надягати</text:p>
          </table:table-cell>
          <table:table-cell office:value-type="string">
            <text:p>надевать</text:p>
          </table:table-cell>
          <table:table-cell office:value-type="string">
            <text:p>VER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375, 0.275, 3, 2.200, 1.200, 0.150, 2.000, 0.250, 2.200, 0.275, 2.200, 0.275</text:p>
          </table:table-cell>
          <table:table-cell table:number-columns-repeated="979"/>
        </table:table-row>
        <table:table-row table:style-name="ro1">
          <table:table-cell office:value-type="string">
            <text:p>син</text:p>
          </table:table-cell>
          <table:table-cell office:value-type="string">
            <text:p>сын</text:p>
          </table:table-cell>
          <table:table-cell office:value-type="string">
            <text:p>NOU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333, 0.067, 1, 0.200, 0.200, 0.067, 0.200, 0.067, 0.200, 0.067, 0.200, 0.067</text:p>
          </table:table-cell>
          <table:table-cell table:number-columns-repeated="979"/>
        </table:table-row>
        <table:table-row table:style-name="ro1">
          <table:table-cell office:value-type="string">
            <text:p>звільнення</text:p>
          </table:table-cell>
          <table:table-cell office:value-type="string">
            <text:p>увольнение</text:p>
          </table:table-cell>
          <table:table-cell office:value-type="string">
            <text:p>NOU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office:value-type="float" office:value="3458">
            <text:p>3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.400, 0.340, 4, 3.400, 2.600, 0.260, 3.200, 0.320, 3.400, 0.340, 3.400, 0.340</text:p>
          </table:table-cell>
          <table:table-cell table:number-columns-repeated="979"/>
        </table:table-row>
        <table:table-row table:style-name="ro1">
          <table:table-cell office:value-type="string">
            <text:p>кровотеча</text:p>
          </table:table-cell>
          <table:table-cell office:value-type="string">
            <text:p>кровотечение</text:p>
          </table:table-cell>
          <table:table-cell office:value-type="string">
            <text:p>NOU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333, 0.317, 4, 3.800, 1.400, 0.117, 2.000, 0.167, 2.600, 0.217, 3.200, 0.267</text:p>
          </table:table-cell>
          <table:table-cell table:number-columns-repeated="979"/>
        </table:table-row>
        <table:table-row table:style-name="ro1">
          <table:table-cell office:value-type="string">
            <text:p>жовтий</text:p>
          </table:table-cell>
          <table:table-cell office:value-type="string">
            <text:p>жёлтый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0.500, 0.200, 3, 1.200, 0.800, 0.133, 1.200, 0.200, 1.200, 0.200, 1.200, 0.200</text:p>
          </table:table-cell>
          <table:table-cell table:number-columns-repeated="979"/>
        </table:table-row>
        <table:table-row table:style-name="ro1">
          <table:table-cell office:value-type="string">
            <text:p>підхопити</text:p>
          </table:table-cell>
          <table:table-cell office:value-type="string">
            <text:p>подхватить</text:p>
          </table:table-cell>
          <table:table-cell office:value-type="string">
            <text:p>VERB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37">
            <text:p>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00, 0.400, 5, 4.000, 2.000, 0.200, 3.200, 0.320, 3.600, 0.360, 3.800, 0.380</text:p>
          </table:table-cell>
          <table:table-cell table:number-columns-repeated="979"/>
        </table:table-row>
        <table:table-row table:style-name="ro1">
          <table:table-cell office:value-type="string">
            <text:p>намір</text:p>
          </table:table-cell>
          <table:table-cell office:value-type="string">
            <text:p>намерение</text:p>
          </table:table-cell>
          <table:table-cell office:value-type="string">
            <text:p>NOUN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431">
            <text:p>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556, 0.489, 5, 4.400, 1.200, 0.133, 2.000, 0.222, 2.800, 0.311, 3.600, 0.400</text:p>
          </table:table-cell>
          <table:table-cell table:number-columns-repeated="979"/>
        </table:table-row>
        <table:table-row table:style-name="ro1">
          <table:table-cell office:value-type="string">
            <text:p>шурхіт</text:p>
          </table:table-cell>
          <table:table-cell office:value-type="string">
            <text:p>шорох</text:p>
          </table:table-cell>
          <table:table-cell office:value-type="string">
            <text:p>NOUN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667, 0.433, 4, 2.600, 0.800, 0.133, 1.400, 0.233, 2.000, 0.333, 2.400, 0.400</text:p>
          </table:table-cell>
          <table:table-cell table:number-columns-repeated="979"/>
        </table:table-row>
        <table:table-row table:style-name="ro2" table:number-rows-repeated="51">
          <table:table-cell table:style-name="Default" table:number-columns-repeated="1024"/>
        </table:table-row>
        <table:table-row table:style-name="ro1">
          <table:table-cell table:number-columns-repeated="3"/>
          <table:table-cell table:formula="of:=AVERAGE([.D2:.D117])" office:value-type="float" office:value="1.31818181818182">
            <text:p>1.3181818182</text:p>
          </table:table-cell>
          <table:table-cell table:formula="of:=AVERAGE([.E2:.E117])" office:value-type="float" office:value="10.6818181818182">
            <text:p>10.6818181818</text:p>
          </table:table-cell>
          <table:table-cell table:formula="of:=SUM([.F2:.F117])" office:value-type="float" office:value="37">
            <text:p>37</text:p>
          </table:table-cell>
          <table:table-cell table:formula="of:=SUM([.G2:.G117])" office:value-type="float" office:value="54">
            <text:p>54</text:p>
          </table:table-cell>
          <table:table-cell table:formula="of:=SUM([.H2:.H117])" office:value-type="float" office:value="61">
            <text:p>61</text:p>
          </table:table-cell>
          <table:table-cell table:formula="of:=SUM([.I2:.I117])" office:value-type="float" office:value="62">
            <text:p>62</text:p>
          </table:table-cell>
          <table:table-cell/>
          <table:table-cell table:formula="of:=AVERAGE([.K2:.K117])" office:value-type="float" office:value="2.31818181818182">
            <text:p>2.3181818182</text:p>
          </table:table-cell>
          <table:table-cell table:formula="of:=AVERAGE([.L2:.L117])" office:value-type="float" office:value="10.8333333333333">
            <text:p>10.8333333333</text:p>
          </table:table-cell>
          <table:table-cell table:formula="of:=SUM([.M2:.M117])" office:value-type="float" office:value="43">
            <text:p>43</text:p>
          </table:table-cell>
          <table:table-cell table:formula="of:=SUM([.N2:.N117])" office:value-type="float" office:value="59">
            <text:p>59</text:p>
          </table:table-cell>
          <table:table-cell table:formula="of:=SUM([.O2:.O117])" office:value-type="float" office:value="60">
            <text:p>60</text:p>
          </table:table-cell>
          <table:table-cell table:formula="of:=SUM([.P2:.P117])" office:value-type="float" office:value="62">
            <text:p>62</text:p>
          </table:table-cell>
          <table:table-cell/>
          <table:table-cell table:formula="of:=AVERAGE([.R2:.R117])" office:value-type="float" office:value="5.36363636363636">
            <text:p>5.3636363636</text:p>
          </table:table-cell>
          <table:table-cell table:formula="of:=AVERAGE([.S2:.S117])" office:value-type="float" office:value="80.5909090909091">
            <text:p>80.5909090909</text:p>
          </table:table-cell>
          <table:table-cell table:formula="of:=SUM([.T2:.T117])" office:value-type="float" office:value="39">
            <text:p>39</text:p>
          </table:table-cell>
          <table:table-cell table:formula="of:=SUM([.U2:.U117])" office:value-type="float" office:value="54">
            <text:p>54</text:p>
          </table:table-cell>
          <table:table-cell table:formula="of:=SUM([.V2:.V117])" office:value-type="float" office:value="56">
            <text:p>56</text:p>
          </table:table-cell>
          <table:table-cell table:formula="of:=SUM([.W2:.W117])" office:value-type="float" office:value="59">
            <text:p>59</text:p>
          </table:table-cell>
          <table:table-cell/>
          <table:table-cell table:formula="of:=AVERAGE([.Y2:.Y117])" office:value-type="float" office:value="2.68181818181818">
            <text:p>2.6818181818</text:p>
          </table:table-cell>
          <table:table-cell table:formula="of:=AVERAGE([.Z2:.Z117])" office:value-type="float" office:value="12.1818181818182">
            <text:p>12.1818181818</text:p>
          </table:table-cell>
          <table:table-cell table:formula="of:=SUM([.AA2:.AA117])" office:value-type="float" office:value="40">
            <text:p>40</text:p>
          </table:table-cell>
          <table:table-cell table:formula="of:=SUM([.AB2:.AB117])" office:value-type="float" office:value="53">
            <text:p>53</text:p>
          </table:table-cell>
          <table:table-cell table:formula="of:=SUM([.AC2:.AC117])" office:value-type="float" office:value="56">
            <text:p>56</text:p>
          </table:table-cell>
          <table:table-cell table:formula="of:=SUM([.AD2:.AD117])" office:value-type="float" office:value="59">
            <text:p>59</text:p>
          </table:table-cell>
          <table:table-cell/>
          <table:table-cell table:formula="of:=AVERAGE([.AF2:.AF117])" office:value-type="float" office:value="2.53030303030303">
            <text:p>2.5303030303</text:p>
          </table:table-cell>
          <table:table-cell table:formula="of:=AVERAGE([.AG2:.AG117])" office:value-type="float" office:value="6.1969696969697">
            <text:p>6.196969697</text:p>
          </table:table-cell>
          <table:table-cell table:formula="of:=SUM([.AH2:.AH117])" office:value-type="float" office:value="43">
            <text:p>43</text:p>
          </table:table-cell>
          <table:table-cell table:formula="of:=SUM([.AI2:.AI117])" office:value-type="float" office:value="57">
            <text:p>57</text:p>
          </table:table-cell>
          <table:table-cell table:formula="of:=SUM([.AJ2:.AJ117])" office:value-type="float" office:value="57">
            <text:p>57</text:p>
          </table:table-cell>
          <table:table-cell table:formula="of:=SUM([.AK2:.AK117])" office:value-type="float" office:value="61">
            <text:p>61</text:p>
          </table:table-cell>
          <table:table-cell/>
          <table:table-cell table:formula="of:=AVERAGE([.AM2:.AM117])" office:value-type="float" office:value="2.31818181818182">
            <text:p>2.3181818182</text:p>
          </table:table-cell>
          <table:table-cell table:formula="of:=AVERAGE([.AN2:.AN117])" office:value-type="float" office:value="5.90909090909091">
            <text:p>5.9090909091</text:p>
          </table:table-cell>
          <table:table-cell table:formula="of:=SUM([.AO2:.AO117])" office:value-type="float" office:value="43">
            <text:p>43</text:p>
          </table:table-cell>
          <table:table-cell table:formula="of:=SUM([.AP2:.AP117])" office:value-type="float" office:value="58">
            <text:p>58</text:p>
          </table:table-cell>
          <table:table-cell table:formula="of:=SUM([.AQ2:.AQ117])" office:value-type="float" office:value="60">
            <text:p>60</text:p>
          </table:table-cell>
          <table:table-cell table:formula="of:=SUM([.AR2:.AR117])" office:value-type="float" office:value="63">
            <text:p>63</text:p>
          </table:table-cell>
          <table:table-cell table:number-columns-repeated="980"/>
        </table:table-row>
        <table:table-row table:style-name="ro2">
          <table:table-cell table:style-name="Default" table:number-columns-repeated="3"/>
          <table:table-cell table:style-name="Default" table:formula="of:=MEDIAN([.D1:.D67])" office:value-type="float" office:value="1">
            <text:p>1</text:p>
          </table:table-cell>
          <table:table-cell table:style-name="Default" table:formula="of:=MEDIAN([.E1:.E67])" office:value-type="float" office:value="1">
            <text:p>1</text:p>
          </table:table-cell>
          <table:table-cell table:style-name="Default" table:number-columns-repeated="1019"/>
        </table:table-row>
      </table:table>
      <table:table table:name="Sheet3" table:style-name="ta1" table:print="false">
        <table:table-column table:style-name="co10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угадати</text:p>
          </table:table-cell>
          <table:table-cell table:style-name="ce1" office:value-type="string">
            <text:p>предугадать</text:p>
          </table:table-cell>
          <table:table-cell table:style-name="ce1" office:value-type="string">
            <text:p>VERB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 office:value-type="float" office:value="360">
            <text:p>36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 office:value-type="float" office:value="899">
            <text:p>89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2">
            <text:p>42</text:p>
          </table:table-cell>
          <table:table-cell table:style-name="ce1" office:value-type="float" office:value="179">
            <text:p>1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 office:value-type="float" office:value="649">
            <text:p>64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69">
            <text:p>69</text:p>
          </table:table-cell>
          <table:table-cell table:style-name="ce1" office:value-type="float" office:value="613">
            <text:p>61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455, 0.455, 5, 5.000, 2.200, 0.200, 3.400, 0.309, 4.400, 0.400, 5.000, 0.455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ліворуч</text:p>
          </table:table-cell>
          <table:table-cell table:style-name="ce1" office:value-type="string">
            <text:p>влево</text:p>
          </table:table-cell>
          <table:table-cell table:style-name="ce1" office:value-type="string">
            <text:p>ADV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3">
            <text:p>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345">
            <text:p>34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4">
            <text:p>84</text:p>
          </table:table-cell>
          <table:table-cell table:style-name="ce1" office:value-type="float" office:value="1010">
            <text:p>101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4">
            <text:p>34</text:p>
          </table:table-cell>
          <table:table-cell table:style-name="ce1" office:value-type="float" office:value="86">
            <text:p>8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 office:value-type="float" office:value="115">
            <text:p>11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2">
            <text:p>42</text:p>
          </table:table-cell>
          <table:table-cell table:style-name="ce1" office:value-type="float" office:value="151">
            <text:p>15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14, 0.657, 5, 4.600, 2.200, 0.314, 2.800, 0.400, 3.400, 0.486, 4.000, 0.571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еретворитися</text:p>
          </table:table-cell>
          <table:table-cell table:style-name="ce1" office:value-type="string">
            <text:p>превратиться</text:p>
          </table:table-cell>
          <table:table-cell table:style-name="ce1" office:value-type="string">
            <text:p>VERB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6">
            <text:p>17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 office:value-type="float" office:value="114">
            <text:p>11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float" office:value="120">
            <text:p>12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float" office:value="72">
            <text:p>7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179">
            <text:p>1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462, 0.400, 6, 5.200, 2.000, 0.154, 3.000, 0.231, 4.000, 0.308, 5.000, 0.385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борня</text:p>
          </table:table-cell>
          <table:table-cell table:style-name="ce1" office:value-type="string">
            <text:p>борьба</text:p>
          </table:table-cell>
          <table:table-cell table:style-name="ce1" office:value-type="string">
            <text:p>NOUN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2">
            <text:p>16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72">
            <text:p>7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float" office:value="119">
            <text:p>11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 office:value-type="float" office:value="113">
            <text:p>11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58">
            <text:p>5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58">
            <text:p>5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500, 0.333, 3, 2.000, 0.800, 0.133, 1.400, 0.233, 1.600, 0.267, 1.800, 0.30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одяг</text:p>
          </table:table-cell>
          <table:table-cell table:style-name="ce1" office:value-type="string">
            <text:p>одежда</text:p>
          </table:table-cell>
          <table:table-cell table:style-name="ce1" office:value-type="string">
            <text:p>NOUN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8">
            <text:p>37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8">
            <text:p>38</text:p>
          </table:table-cell>
          <table:table-cell table:style-name="ce1" office:value-type="float" office:value="541">
            <text:p>54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float" office:value="89">
            <text:p>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float" office:value="127">
            <text:p>1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 office:value-type="float" office:value="283">
            <text:p>2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 office:value-type="float" office:value="303">
            <text:p>30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67, 0.533, 4, 3.200, 1.000, 0.167, 1.800, 0.300, 2.400, 0.400, 2.800, 0.467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з’їсти</text:p>
          </table:table-cell>
          <table:table-cell table:style-name="ce1" office:value-type="string">
            <text:p>поесть</text:p>
          </table:table-cell>
          <table:table-cell table:style-name="ce1" office:value-type="string">
            <text:p>VERB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5">
            <text:p>40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 office:value-type="float" office:value="99">
            <text:p>9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16">
            <text:p>216</text:p>
          </table:table-cell>
          <table:table-cell table:style-name="ce1" office:value-type="float" office:value="12466">
            <text:p>1246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3">
            <text:p>173</text:p>
          </table:table-cell>
          <table:table-cell table:style-name="ce1" office:value-type="float" office:value="5269">
            <text:p>52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4">
            <text:p>104</text:p>
          </table:table-cell>
          <table:table-cell table:style-name="ce1" office:value-type="float" office:value="1411">
            <text:p>141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 office:value-type="float" office:value="216">
            <text:p>21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67, 0.500, 4, 3.000, 1.800, 0.300, 2.600, 0.433, 3.000, 0.500, 3.000, 0.50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арафіянин</text:p>
          </table:table-cell>
          <table:table-cell table:style-name="ce1" office:value-type="string">
            <text:p>прихожанин</text:p>
          </table:table-cell>
          <table:table-cell table:style-name="ce1" office:value-type="string">
            <text:p>NOUN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55">
            <text:p>65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165">
            <text:p>16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211">
            <text:p>21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float" office:value="148">
            <text:p>14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72">
            <text:p>7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float" office:value="75">
            <text:p>7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00, 0.420, 6, 4.200, 1.600, 0.160, 2.800, 0.280, 3.400, 0.340, 3.800, 0.38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грубий</text:p>
          </table:table-cell>
          <table:table-cell table:style-name="ce1" office:value-type="string">
            <text:p>дерзкий</text:p>
          </table:table-cell>
          <table:table-cell table:style-name="ce1" office:value-type="string">
            <text:p>ADJ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0">
            <text:p>16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4">
            <text:p>74</text:p>
          </table:table-cell>
          <table:table-cell table:style-name="ce1" office:value-type="float" office:value="744">
            <text:p>74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94">
            <text:p>294</text:p>
          </table:table-cell>
          <table:table-cell table:style-name="ce1" office:value-type="float" office:value="10089">
            <text:p>100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78">
            <text:p>278</text:p>
          </table:table-cell>
          <table:table-cell table:style-name="ce1" office:value-type="float" office:value="5656">
            <text:p>565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7">
            <text:p>167</text:p>
          </table:table-cell>
          <table:table-cell table:style-name="ce1" office:value-type="float" office:value="2299">
            <text:p>229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2">
            <text:p>102</text:p>
          </table:table-cell>
          <table:table-cell table:style-name="ce1" office:value-type="float" office:value="1032">
            <text:p>103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571, 0.543, 4, 3.800, 2.000, 0.286, 3.000, 0.429, 3.400, 0.486, 3.600, 0.514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черга</text:p>
          </table:table-cell>
          <table:table-cell table:style-name="ce1" office:value-type="string">
            <text:p>очередь</text:p>
          </table:table-cell>
          <table:table-cell table:style-name="ce1" office:value-type="string">
            <text:p>NOU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7">
            <text:p>30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8">
            <text:p>78</text:p>
          </table:table-cell>
          <table:table-cell table:style-name="ce1" office:value-type="float" office:value="3171">
            <text:p>317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49">
            <text:p>249</text:p>
          </table:table-cell>
          <table:table-cell table:style-name="ce1" office:value-type="float" office:value="24990">
            <text:p>2499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88">
            <text:p>188</text:p>
          </table:table-cell>
          <table:table-cell table:style-name="ce1" office:value-type="float" office:value="14493">
            <text:p>1449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5">
            <text:p>165</text:p>
          </table:table-cell>
          <table:table-cell table:style-name="ce1" office:value-type="float" office:value="10578">
            <text:p>1057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5">
            <text:p>95</text:p>
          </table:table-cell>
          <table:table-cell table:style-name="ce1" office:value-type="float" office:value="4307">
            <text:p>430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571, 0.571, 4, 4.000, 2.200, 0.314, 3.000, 0.429, 3.600, 0.514, 3.800, 0.543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ломачка</text:p>
          </table:table-cell>
          <table:table-cell table:style-name="ce1" office:value-type="string">
            <text:p>палочка</text:p>
          </table:table-cell>
          <table:table-cell table:style-name="ce1" office:value-type="string">
            <text:p>NOU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20">
            <text:p>82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92">
            <text:p>9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3">
            <text:p>83</text:p>
          </table:table-cell>
          <table:table-cell table:style-name="ce1" office:value-type="float" office:value="1712">
            <text:p>171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1057">
            <text:p>105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8">
            <text:p>28</text:p>
          </table:table-cell>
          <table:table-cell table:style-name="ce1" office:value-type="float" office:value="233">
            <text:p>23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 office:value-type="float" office:value="121">
            <text:p>12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571, 0.343, 4, 2.400, 1.600, 0.229, 2.400, 0.343, 2.400, 0.343, 2.400, 0.343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бесіда</text:p>
          </table:table-cell>
          <table:table-cell table:style-name="ce1" office:value-type="string">
            <text:p>собеседова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1">
            <text:p>20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style-name="ce1" office:value-type="float" office:value="7501">
            <text:p>750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2373">
            <text:p>237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style-name="ce1" office:value-type="float" office:value="1057">
            <text:p>105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8">
            <text:p>98</text:p>
          </table:table-cell>
          <table:table-cell table:style-name="ce1" office:value-type="float" office:value="2749">
            <text:p>274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5">
            <text:p>115</text:p>
          </table:table-cell>
          <table:table-cell table:style-name="ce1" office:value-type="float" office:value="4279">
            <text:p>42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15, 0.585, 8, 7.600, 2.800, 0.215, 4.200, 0.323, 5.600, 0.431, 6.600, 0.508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мавпячий</text:p>
          </table:table-cell>
          <table:table-cell table:style-name="ce1" office:value-type="string">
            <text:p>обезьяний</text:p>
          </table:table-cell>
          <table:table-cell table:style-name="ce1" office:value-type="string">
            <text:p>ADJ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6">
            <text:p>29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8">
            <text:p>58</text:p>
          </table:table-cell>
          <table:table-cell table:style-name="ce1" office:value-type="float" office:value="866">
            <text:p>86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69">
            <text:p>269</text:p>
          </table:table-cell>
          <table:table-cell table:style-name="ce1" office:value-type="float" office:value="9254">
            <text:p>925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41">
            <text:p>341</text:p>
          </table:table-cell>
          <table:table-cell table:style-name="ce1" office:value-type="float" office:value="5372">
            <text:p>537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66">
            <text:p>266</text:p>
          </table:table-cell>
          <table:table-cell table:style-name="ce1" office:value-type="float" office:value="5846">
            <text:p>584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2216">
            <text:p>221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67, 0.578, 6, 5.200, 2.800, 0.311, 4.200, 0.467, 5.000, 0.556, 5.200, 0.578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збігти</text:p>
          </table:table-cell>
          <table:table-cell table:style-name="ce1" office:value-type="string">
            <text:p>сбежать</text:p>
          </table:table-cell>
          <table:table-cell table:style-name="ce1" office:value-type="string">
            <text:p>VERB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85">
            <text:p>68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0">
            <text:p>30</text:p>
          </table:table-cell>
          <table:table-cell table:style-name="ce1" office:value-type="float" office:value="112">
            <text:p>11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2">
            <text:p>102</text:p>
          </table:table-cell>
          <table:table-cell table:style-name="ce1" office:value-type="float" office:value="1835">
            <text:p>183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0">
            <text:p>90</text:p>
          </table:table-cell>
          <table:table-cell table:style-name="ce1" office:value-type="float" office:value="1105">
            <text:p>110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style-name="ce1" office:value-type="float" office:value="363">
            <text:p>36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7">
            <text:p>37</text:p>
          </table:table-cell>
          <table:table-cell table:style-name="ce1" office:value-type="float" office:value="152">
            <text:p>15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14, 0.486, 5, 3.400, 1.600, 0.229, 2.600, 0.371, 3.000, 0.429, 3.200, 0.457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кущі</text:p>
          </table:table-cell>
          <table:table-cell table:style-name="ce1" office:value-type="string">
            <text:p>кустарник</text:p>
          </table:table-cell>
          <table:table-cell table:style-name="ce1" office:value-type="string">
            <text:p>NOUN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93">
            <text:p>119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 office:value-type="float" office:value="5291">
            <text:p>529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 office:value-type="float" office:value="169">
            <text:p>1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 office:value-type="float" office:value="315">
            <text:p>31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 office:value-type="float" office:value="807">
            <text:p>80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1">
            <text:p>51</text:p>
          </table:table-cell>
          <table:table-cell table:style-name="ce1" office:value-type="float" office:value="2378">
            <text:p>237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78, 0.644, 7, 5.800, 1.400, 0.156, 2.800, 0.311, 3.800, 0.422, 4.800, 0.533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світовий</text:p>
          </table:table-cell>
          <table:table-cell table:style-name="ce1" office:value-type="string">
            <text:p>мировой</text:p>
          </table:table-cell>
          <table:table-cell table:style-name="ce1" office:value-type="string">
            <text:p>ADJ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89">
            <text:p>5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169">
            <text:p>1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7">
            <text:p>207</text:p>
          </table:table-cell>
          <table:table-cell table:style-name="ce1" office:value-type="float" office:value="3074">
            <text:p>307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1">
            <text:p>81</text:p>
          </table:table-cell>
          <table:table-cell table:style-name="ce1" office:value-type="float" office:value="581">
            <text:p>58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 office:value-type="float" office:value="156">
            <text:p>15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 office:value-type="float" office:value="151">
            <text:p>15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25, 0.425, 5, 3.400, 2.000, 0.250, 2.800, 0.350, 3.000, 0.375, 3.200, 0.40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опосередкований</text:p>
          </table:table-cell>
          <table:table-cell table:style-name="ce1" office:value-type="string">
            <text:p>косвенный</text:p>
          </table:table-cell>
          <table:table-cell table:style-name="ce1" office:value-type="string">
            <text:p>ADJ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954">
            <text:p>195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4">
            <text:p>114</text:p>
          </table:table-cell>
          <table:table-cell table:style-name="ce1" office:value-type="float" office:value="2410">
            <text:p>241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 office:value-type="float" office:value="2141">
            <text:p>214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 office:value-type="float" office:value="1179">
            <text:p>11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1374">
            <text:p>137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7">
            <text:p>77</text:p>
          </table:table-cell>
          <table:table-cell table:style-name="ce1" office:value-type="float" office:value="1957">
            <text:p>195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67, 0.587, 10, 8.800, 3.400, 0.227, 5.200, 0.347, 6.600, 0.440, 7.800, 0.52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відмінник</text:p>
          </table:table-cell>
          <table:table-cell table:style-name="ce1" office:value-type="string">
            <text:p>отличник</text:p>
          </table:table-cell>
          <table:table-cell table:style-name="ce1" office:value-type="string">
            <text:p>NOUN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87">
            <text:p>88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float" office:value="39">
            <text:p>3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3">
            <text:p>163</text:p>
          </table:table-cell>
          <table:table-cell table:style-name="ce1" office:value-type="float" office:value="7569">
            <text:p>75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3">
            <text:p>113</text:p>
          </table:table-cell>
          <table:table-cell table:style-name="ce1" office:value-type="float" office:value="2148">
            <text:p>214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395">
            <text:p>39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 office:value-type="float" office:value="92">
            <text:p>9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67, 0.422, 6, 3.800, 2.600, 0.289, 3.600, 0.400, 3.800, 0.422, 3.800, 0.422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обороти</text:p>
          </table:table-cell>
          <table:table-cell table:style-name="ce1" office:value-type="string">
            <text:p>преодолеть</text:p>
          </table:table-cell>
          <table:table-cell table:style-name="ce1" office:value-type="string">
            <text:p>VERB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50">
            <text:p>65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5">
            <text:p>85</text:p>
          </table:table-cell>
          <table:table-cell table:style-name="ce1" office:value-type="float" office:value="1996">
            <text:p>199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8">
            <text:p>88</text:p>
          </table:table-cell>
          <table:table-cell table:style-name="ce1" office:value-type="float" office:value="2144">
            <text:p>214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6">
            <text:p>166</text:p>
          </table:table-cell>
          <table:table-cell table:style-name="ce1" office:value-type="float" office:value="3971">
            <text:p>397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 office:value-type="float" office:value="2533">
            <text:p>253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4">
            <text:p>104</text:p>
          </table:table-cell>
          <table:table-cell table:style-name="ce1" office:value-type="float" office:value="2141">
            <text:p>214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00, 0.520, 6, 5.200, 2.000, 0.200, 3.800, 0.380, 4.400, 0.440, 4.800, 0.48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виробити</text:p>
          </table:table-cell>
          <table:table-cell table:style-name="ce1" office:value-type="string">
            <text:p>произвести</text:p>
          </table:table-cell>
          <table:table-cell table:style-name="ce1" office:value-type="string">
            <text:p>VERB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481">
            <text:p>248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2">
            <text:p>142</text:p>
          </table:table-cell>
          <table:table-cell table:style-name="ce1" office:value-type="float" office:value="6269">
            <text:p>62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9">
            <text:p>99</text:p>
          </table:table-cell>
          <table:table-cell table:style-name="ce1" office:value-type="float" office:value="1020">
            <text:p>102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0">
            <text:p>80</text:p>
          </table:table-cell>
          <table:table-cell table:style-name="ce1" office:value-type="float" office:value="722">
            <text:p>72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8">
            <text:p>108</text:p>
          </table:table-cell>
          <table:table-cell table:style-name="ce1" office:value-type="float" office:value="1752">
            <text:p>175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1">
            <text:p>131</text:p>
          </table:table-cell>
          <table:table-cell table:style-name="ce1" office:value-type="float" office:value="3317">
            <text:p>331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00, 0.620, 7, 6.200, 2.400, 0.240, 3.600, 0.360, 4.600, 0.460, 5.400, 0.54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дух</text:p>
          </table:table-cell>
          <table:table-cell table:style-name="ce1" office:value-type="string">
            <text:p>запах</text:p>
          </table:table-cell>
          <table:table-cell table:style-name="ce1" office:value-type="string">
            <text:p>NOUN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464">
            <text:p>246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7">
            <text:p>27</text:p>
          </table:table-cell>
          <table:table-cell table:style-name="ce1" office:value-type="float" office:value="1077">
            <text:p>107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59">
            <text:p>159</text:p>
          </table:table-cell>
          <table:table-cell table:style-name="ce1" office:value-type="float" office:value="30612">
            <text:p>3061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6">
            <text:p>86</text:p>
          </table:table-cell>
          <table:table-cell table:style-name="ce1" office:value-type="float" office:value="4680">
            <text:p>468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7">
            <text:p>47</text:p>
          </table:table-cell>
          <table:table-cell table:style-name="ce1" office:value-type="float" office:value="1169">
            <text:p>11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6">
            <text:p>36</text:p>
          </table:table-cell>
          <table:table-cell table:style-name="ce1" office:value-type="float" office:value="834">
            <text:p>83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00, 0.640, 4, 3.200, 1.600, 0.320, 2.000, 0.400, 2.400, 0.480, 2.800, 0.56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ліворуч</text:p>
          </table:table-cell>
          <table:table-cell table:style-name="ce1" office:value-type="string">
            <text:p>налево</text:p>
          </table:table-cell>
          <table:table-cell table:style-name="ce1" office:value-type="string">
            <text:p>ADV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33">
            <text:p>63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345">
            <text:p>34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9">
            <text:p>99</text:p>
          </table:table-cell>
          <table:table-cell table:style-name="ce1" office:value-type="float" office:value="1459">
            <text:p>145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9">
            <text:p>129</text:p>
          </table:table-cell>
          <table:table-cell table:style-name="ce1" office:value-type="float" office:value="857">
            <text:p>85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0">
            <text:p>130</text:p>
          </table:table-cell>
          <table:table-cell table:style-name="ce1" office:value-type="float" office:value="1088">
            <text:p>108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2">
            <text:p>72</text:p>
          </table:table-cell>
          <table:table-cell table:style-name="ce1" office:value-type="float" office:value="537">
            <text:p>53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57, 0.657, 6, 4.600, 2.400, 0.343, 3.400, 0.486, 4.200, 0.600, 4.400, 0.629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ліворуч</text:p>
          </table:table-cell>
          <table:table-cell table:style-name="ce1" office:value-type="string">
            <text:p>слева</text:p>
          </table:table-cell>
          <table:table-cell table:style-name="ce1" office:value-type="string">
            <text:p>ADV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33">
            <text:p>63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7">
            <text:p>87</text:p>
          </table:table-cell>
          <table:table-cell table:style-name="ce1" office:value-type="float" office:value="802">
            <text:p>80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646">
            <text:p>164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5">
            <text:p>95</text:p>
          </table:table-cell>
          <table:table-cell table:style-name="ce1" office:value-type="float" office:value="478">
            <text:p>47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9">
            <text:p>79</text:p>
          </table:table-cell>
          <table:table-cell table:style-name="ce1" office:value-type="float" office:value="417">
            <text:p>41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2">
            <text:p>72</text:p>
          </table:table-cell>
          <table:table-cell table:style-name="ce1" office:value-type="float" office:value="537">
            <text:p>53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57, 0.714, 6, 5.000, 2.600, 0.371, 3.200, 0.457, 3.800, 0.543, 4.400, 0.629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ображення</text:p>
          </table:table-cell>
          <table:table-cell table:style-name="ce1" office:value-type="string">
            <text:p>оскорбле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91">
            <text:p>119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8">
            <text:p>148</text:p>
          </table:table-cell>
          <table:table-cell table:style-name="ce1" office:value-type="float" office:value="3583">
            <text:p>35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1">
            <text:p>131</text:p>
          </table:table-cell>
          <table:table-cell table:style-name="ce1" office:value-type="float" office:value="2310">
            <text:p>231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2">
            <text:p>222</text:p>
          </table:table-cell>
          <table:table-cell table:style-name="ce1" office:value-type="float" office:value="4982">
            <text:p>498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45">
            <text:p>245</text:p>
          </table:table-cell>
          <table:table-cell table:style-name="ce1" office:value-type="float" office:value="5180">
            <text:p>518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82">
            <text:p>182</text:p>
          </table:table-cell>
          <table:table-cell table:style-name="ce1" office:value-type="float" office:value="3254">
            <text:p>325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36, 0.564, 7, 6.200, 2.600, 0.236, 4.600, 0.418, 5.400, 0.491, 5.800, 0.527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еретинання</text:p>
          </table:table-cell>
          <table:table-cell table:style-name="ce1" office:value-type="string">
            <text:p>пресече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263">
            <text:p>226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 office:value-type="float" office:value="656">
            <text:p>65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56">
            <text:p>156</text:p>
          </table:table-cell>
          <table:table-cell table:style-name="ce1" office:value-type="float" office:value="7908">
            <text:p>790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1">
            <text:p>141</text:p>
          </table:table-cell>
          <table:table-cell table:style-name="ce1" office:value-type="float" office:value="5905">
            <text:p>590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2921">
            <text:p>292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1">
            <text:p>71</text:p>
          </table:table-cell>
          <table:table-cell table:style-name="ce1" office:value-type="float" office:value="1097">
            <text:p>109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36, 0.473, 7, 5.200, 2.800, 0.255, 4.200, 0.382, 4.800, 0.436, 5.000, 0.455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звільнення</text:p>
          </table:table-cell>
          <table:table-cell table:style-name="ce1" office:value-type="string">
            <text:p>освобожде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643">
            <text:p>264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7">
            <text:p>87</text:p>
          </table:table-cell>
          <table:table-cell table:style-name="ce1" office:value-type="float" office:value="2937">
            <text:p>293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52">
            <text:p>252</text:p>
          </table:table-cell>
          <table:table-cell table:style-name="ce1" office:value-type="float" office:value="34630">
            <text:p>3463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26">
            <text:p>326</text:p>
          </table:table-cell>
          <table:table-cell table:style-name="ce1" office:value-type="float" office:value="21989">
            <text:p>219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47">
            <text:p>247</text:p>
          </table:table-cell>
          <table:table-cell table:style-name="ce1" office:value-type="float" office:value="13286">
            <text:p>1328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4">
            <text:p>144</text:p>
          </table:table-cell>
          <table:table-cell table:style-name="ce1" office:value-type="float" office:value="5379">
            <text:p>53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50, 0.600, 9, 7.200, 4.200, 0.350, 6.000, 0.500, 6.800, 0.567, 7.000, 0.583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огіршувати</text:p>
          </table:table-cell>
          <table:table-cell table:style-name="ce1" office:value-type="string">
            <text:p>ухудшать</text:p>
          </table:table-cell>
          <table:table-cell table:style-name="ce1" office:value-type="string">
            <text:p>VERB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109">
            <text:p>610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4">
            <text:p>124</text:p>
          </table:table-cell>
          <table:table-cell table:style-name="ce1" office:value-type="float" office:value="4043">
            <text:p>404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7">
            <text:p>207</text:p>
          </table:table-cell>
          <table:table-cell table:style-name="ce1" office:value-type="float" office:value="12722">
            <text:p>1272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52">
            <text:p>252</text:p>
          </table:table-cell>
          <table:table-cell table:style-name="ce1" office:value-type="float" office:value="12092">
            <text:p>1209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7">
            <text:p>227</text:p>
          </table:table-cell>
          <table:table-cell table:style-name="ce1" office:value-type="float" office:value="7562">
            <text:p>756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8">
            <text:p>168</text:p>
          </table:table-cell>
          <table:table-cell table:style-name="ce1" office:value-type="float" office:value="4904">
            <text:p>490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27, 0.564, 8, 6.200, 3.000, 0.273, 4.800, 0.436, 5.400, 0.491, 5.800, 0.527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шкідливий</text:p>
          </table:table-cell>
          <table:table-cell table:style-name="ce1" office:value-type="string">
            <text:p>вредный</text:p>
          </table:table-cell>
          <table:table-cell table:style-name="ce1" office:value-type="string">
            <text:p>ADJ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808">
            <text:p>280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60">
            <text:p>60</text:p>
          </table:table-cell>
          <table:table-cell table:style-name="ce1" office:value-type="float" office:value="626">
            <text:p>62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8">
            <text:p>208</text:p>
          </table:table-cell>
          <table:table-cell table:style-name="ce1" office:value-type="float" office:value="3807">
            <text:p>380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0">
            <text:p>170</text:p>
          </table:table-cell>
          <table:table-cell table:style-name="ce1" office:value-type="float" office:value="1793">
            <text:p>179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2">
            <text:p>72</text:p>
          </table:table-cell>
          <table:table-cell table:style-name="ce1" office:value-type="float" office:value="589">
            <text:p>5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533">
            <text:p>53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78, 0.556, 7, 5.000, 2.600, 0.289, 3.800, 0.422, 4.200, 0.467, 4.600, 0.511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зіпсувати</text:p>
          </table:table-cell>
          <table:table-cell table:style-name="ce1" office:value-type="string">
            <text:p>испортить</text:p>
          </table:table-cell>
          <table:table-cell table:style-name="ce1" office:value-type="string">
            <text:p>VERB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661">
            <text:p>766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9">
            <text:p>229</text:p>
          </table:table-cell>
          <table:table-cell table:style-name="ce1" office:value-type="float" office:value="14526">
            <text:p>1452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56">
            <text:p>256</text:p>
          </table:table-cell>
          <table:table-cell table:style-name="ce1" office:value-type="float" office:value="16682">
            <text:p>1668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07">
            <text:p>307</text:p>
          </table:table-cell>
          <table:table-cell table:style-name="ce1" office:value-type="float" office:value="13069">
            <text:p>130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61">
            <text:p>361</text:p>
          </table:table-cell>
          <table:table-cell table:style-name="ce1" office:value-type="float" office:value="16911">
            <text:p>1691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26">
            <text:p>326</text:p>
          </table:table-cell>
          <table:table-cell table:style-name="ce1" office:value-type="float" office:value="18378">
            <text:p>1837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78, 0.667, 7, 6.000, 2.800, 0.311, 4.200, 0.467, 5.200, 0.578, 5.800, 0.644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ганебний</text:p>
          </table:table-cell>
          <table:table-cell table:style-name="ce1" office:value-type="string">
            <text:p>позорный</text:p>
          </table:table-cell>
          <table:table-cell table:style-name="ce1" office:value-type="string">
            <text:p>ADJ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198">
            <text:p>619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8">
            <text:p>38</text:p>
          </table:table-cell>
          <table:table-cell table:style-name="ce1" office:value-type="float" office:value="412">
            <text:p>41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24">
            <text:p>324</text:p>
          </table:table-cell>
          <table:table-cell table:style-name="ce1" office:value-type="float" office:value="16479">
            <text:p>164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88">
            <text:p>288</text:p>
          </table:table-cell>
          <table:table-cell table:style-name="ce1" office:value-type="float" office:value="6290">
            <text:p>629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9">
            <text:p>99</text:p>
          </table:table-cell>
          <table:table-cell table:style-name="ce1" office:value-type="float" office:value="1283">
            <text:p>12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546">
            <text:p>54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50, 0.425, 6, 3.400, 2.600, 0.325, 3.400, 0.425, 3.400, 0.425, 3.400, 0.425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нарахування</text:p>
          </table:table-cell>
          <table:table-cell table:style-name="ce1" office:value-type="string">
            <text:p>начисле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255">
            <text:p>525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float" office:value="1148">
            <text:p>114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55">
            <text:p>155</text:p>
          </table:table-cell>
          <table:table-cell table:style-name="ce1" office:value-type="float" office:value="9376">
            <text:p>937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34">
            <text:p>234</text:p>
          </table:table-cell>
          <table:table-cell table:style-name="ce1" office:value-type="float" office:value="16883">
            <text:p>168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12">
            <text:p>212</text:p>
          </table:table-cell>
          <table:table-cell table:style-name="ce1" office:value-type="float" office:value="5468">
            <text:p>546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 office:value-type="float" office:value="1925">
            <text:p>192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27, 0.527, 8, 5.800, 3.000, 0.273, 5.000, 0.455, 5.400, 0.491, 5.600, 0.509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установлювати</text:p>
          </table:table-cell>
          <table:table-cell table:style-name="ce1" office:value-type="string">
            <text:p>утверждать</text:p>
          </table:table-cell>
          <table:table-cell table:style-name="ce1" office:value-type="string">
            <text:p>VERB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34">
            <text:p>283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7">
            <text:p>137</text:p>
          </table:table-cell>
          <table:table-cell table:style-name="ce1" office:value-type="float" office:value="3056">
            <text:p>305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2784">
            <text:p>278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3">
            <text:p>103</text:p>
          </table:table-cell>
          <table:table-cell table:style-name="ce1" office:value-type="float" office:value="5915">
            <text:p>591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6">
            <text:p>166</text:p>
          </table:table-cell>
          <table:table-cell table:style-name="ce1" office:value-type="float" office:value="6650">
            <text:p>665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6">
            <text:p>136</text:p>
          </table:table-cell>
          <table:table-cell table:style-name="ce1" office:value-type="float" office:value="3864">
            <text:p>386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92, 0.600, 9, 7.800, 2.800, 0.215, 5.200, 0.400, 6.600, 0.508, 7.200, 0.554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своєрідність</text:p>
          </table:table-cell>
          <table:table-cell table:style-name="ce1" office:value-type="string">
            <text:p>своеобразие</text:p>
          </table:table-cell>
          <table:table-cell table:style-name="ce1" office:value-type="string">
            <text:p>NOUN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408">
            <text:p>440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0">
            <text:p>70</text:p>
          </table:table-cell>
          <table:table-cell table:style-name="ce1" office:value-type="float" office:value="523">
            <text:p>52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 office:value-type="float" office:value="2467">
            <text:p>246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0">
            <text:p>90</text:p>
          </table:table-cell>
          <table:table-cell table:style-name="ce1" office:value-type="float" office:value="2207">
            <text:p>220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2">
            <text:p>122</text:p>
          </table:table-cell>
          <table:table-cell table:style-name="ce1" office:value-type="float" office:value="1814">
            <text:p>181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float" office:value="805">
            <text:p>80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50, 0.500, 9, 6.000, 2.400, 0.200, 4.200, 0.350, 5.400, 0.450, 5.800, 0.483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витяг</text:p>
          </table:table-cell>
          <table:table-cell table:style-name="ce1" office:value-type="string">
            <text:p>выдержка</text:p>
          </table:table-cell>
          <table:table-cell table:style-name="ce1" office:value-type="string">
            <text:p>NOUN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5925">
            <text:p>1592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office:value-type="float" office:value="787">
            <text:p>78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0">
            <text:p>140</text:p>
          </table:table-cell>
          <table:table-cell table:style-name="ce1" office:value-type="float" office:value="2656">
            <text:p>265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8">
            <text:p>28</text:p>
          </table:table-cell>
          <table:table-cell table:style-name="ce1" office:value-type="float" office:value="153">
            <text:p>15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0">
            <text:p>30</text:p>
          </table:table-cell>
          <table:table-cell table:style-name="ce1" office:value-type="float" office:value="240">
            <text:p>24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 office:value-type="float" office:value="349">
            <text:p>34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75, 0.550, 7, 4.400, 2.000, 0.250, 2.600, 0.325, 3.200, 0.400, 3.800, 0.475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назватися</text:p>
          </table:table-cell>
          <table:table-cell table:style-name="ce1" office:value-type="string">
            <text:p>представиться</text:p>
          </table:table-cell>
          <table:table-cell table:style-name="ce1" office:value-type="string">
            <text:p>VERB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622">
            <text:p>462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4">
            <text:p>124</text:p>
          </table:table-cell>
          <table:table-cell table:style-name="ce1" office:value-type="float" office:value="3670">
            <text:p>367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0">
            <text:p>120</text:p>
          </table:table-cell>
          <table:table-cell table:style-name="ce1" office:value-type="float" office:value="2279">
            <text:p>22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9">
            <text:p>99</text:p>
          </table:table-cell>
          <table:table-cell table:style-name="ce1" office:value-type="float" office:value="1946">
            <text:p>194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3">
            <text:p>133</text:p>
          </table:table-cell>
          <table:table-cell table:style-name="ce1" office:value-type="float" office:value="2246">
            <text:p>224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4">
            <text:p>134</text:p>
          </table:table-cell>
          <table:table-cell table:style-name="ce1" office:value-type="float" office:value="2909">
            <text:p>290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692, 0.554, 9, 7.200, 3.000, 0.231, 4.600, 0.354, 5.600, 0.431, 6.400, 0.492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рапорець</text:p>
          </table:table-cell>
          <table:table-cell table:style-name="ce1" office:value-type="string">
            <text:p>флажок</text:p>
          </table:table-cell>
          <table:table-cell table:style-name="ce1" office:value-type="string">
            <text:p>NOUN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2585">
            <text:p>1258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99">
            <text:p>199</text:p>
          </table:table-cell>
          <table:table-cell table:style-name="ce1" office:value-type="float" office:value="17369">
            <text:p>1736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4">
            <text:p>204</text:p>
          </table:table-cell>
          <table:table-cell table:style-name="ce1" office:value-type="float" office:value="17662">
            <text:p>1766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9">
            <text:p>319</text:p>
          </table:table-cell>
          <table:table-cell table:style-name="ce1" office:value-type="float" office:value="21589">
            <text:p>215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81">
            <text:p>281</text:p>
          </table:table-cell>
          <table:table-cell table:style-name="ce1" office:value-type="float" office:value="15324">
            <text:p>1532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3">
            <text:p>223</text:p>
          </table:table-cell>
          <table:table-cell table:style-name="ce1" office:value-type="float" office:value="15517">
            <text:p>1551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78, 0.689, 7, 6.200, 2.600, 0.289, 4.400, 0.489, 5.000, 0.556, 5.600, 0.622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ередивлятися</text:p>
          </table:table-cell>
          <table:table-cell table:style-name="ce1" office:value-type="string">
            <text:p>пересматривать</text:p>
          </table:table-cell>
          <table:table-cell table:style-name="ce1" office:value-type="string">
            <text:p>VERB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887">
            <text:p>688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 office:value-type="float" office:value="4370">
            <text:p>437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5">
            <text:p>85</text:p>
          </table:table-cell>
          <table:table-cell table:style-name="ce1" office:value-type="float" office:value="4475">
            <text:p>447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4440">
            <text:p>444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1">
            <text:p>141</text:p>
          </table:table-cell>
          <table:table-cell table:style-name="ce1" office:value-type="float" office:value="5018">
            <text:p>501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54">
            <text:p>154</text:p>
          </table:table-cell>
          <table:table-cell table:style-name="ce1" office:value-type="float" office:value="6165">
            <text:p>616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714, 0.557, 10, 7.800, 3.200, 0.229, 5.000, 0.357, 6.400, 0.457, 7.400, 0.529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витяг</text:p>
          </table:table-cell>
          <table:table-cell table:style-name="ce1" office:value-type="string">
            <text:p>извлече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289">
            <text:p>212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86">
            <text:p>186</text:p>
          </table:table-cell>
          <table:table-cell table:style-name="ce1" office:value-type="float" office:value="25962">
            <text:p>2596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39">
            <text:p>239</text:p>
          </table:table-cell>
          <table:table-cell table:style-name="ce1" office:value-type="float" office:value="26747">
            <text:p>2674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20">
            <text:p>320</text:p>
          </table:table-cell>
          <table:table-cell table:style-name="ce1" office:value-type="float" office:value="31072">
            <text:p>3107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5">
            <text:p>335</text:p>
          </table:table-cell>
          <table:table-cell table:style-name="ce1" office:value-type="float" office:value="36909">
            <text:p>3690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35">
            <text:p>235</text:p>
          </table:table-cell>
          <table:table-cell table:style-name="ce1" office:value-type="float" office:value="31801">
            <text:p>3180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900, 0.760, 9, 7.600, 3.400, 0.340, 5.200, 0.520, 6.400, 0.640, 7.000, 0.70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грубий</text:p>
          </table:table-cell>
          <table:table-cell table:style-name="ce1" office:value-type="string">
            <text:p>толстый</text:p>
          </table:table-cell>
          <table:table-cell table:style-name="ce1" office:value-type="string">
            <text:p>ADJ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645">
            <text:p>864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7">
            <text:p>137</text:p>
          </table:table-cell>
          <table:table-cell table:style-name="ce1" office:value-type="float" office:value="3838">
            <text:p>383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22">
            <text:p>322</text:p>
          </table:table-cell>
          <table:table-cell table:style-name="ce1" office:value-type="float" office:value="15673">
            <text:p>1567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52">
            <text:p>352</text:p>
          </table:table-cell>
          <table:table-cell table:style-name="ce1" office:value-type="float" office:value="9955">
            <text:p>995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82">
            <text:p>282</text:p>
          </table:table-cell>
          <table:table-cell table:style-name="ce1" office:value-type="float" office:value="7060">
            <text:p>706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17">
            <text:p>217</text:p>
          </table:table-cell>
          <table:table-cell table:style-name="ce1" office:value-type="float" office:value="6962">
            <text:p>696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57, 0.657, 6, 4.600, 2.200, 0.314, 3.200, 0.457, 3.800, 0.543, 4.400, 0.629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залюднений</text:p>
          </table:table-cell>
          <table:table-cell table:style-name="ce1" office:value-type="string">
            <text:p>обитаемый</text:p>
          </table:table-cell>
          <table:table-cell table:style-name="ce1" office:value-type="string">
            <text:p>ADJ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654">
            <text:p>965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85">
            <text:p>85</text:p>
          </table:table-cell>
          <table:table-cell table:style-name="ce1" office:value-type="float" office:value="1824">
            <text:p>182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2">
            <text:p>312</text:p>
          </table:table-cell>
          <table:table-cell table:style-name="ce1" office:value-type="float" office:value="15160">
            <text:p>1516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60">
            <text:p>460</text:p>
          </table:table-cell>
          <table:table-cell table:style-name="ce1" office:value-type="float" office:value="16343">
            <text:p>1634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21">
            <text:p>321</text:p>
          </table:table-cell>
          <table:table-cell table:style-name="ce1" office:value-type="float" office:value="10831">
            <text:p>1083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4">
            <text:p>144</text:p>
          </table:table-cell>
          <table:table-cell table:style-name="ce1" office:value-type="float" office:value="4104">
            <text:p>410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00, 0.540, 8, 5.400, 3.200, 0.320, 5.000, 0.500, 5.400, 0.540, 5.400, 0.54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вигадування</text:p>
          </table:table-cell>
          <table:table-cell table:style-name="ce1" office:value-type="string">
            <text:p>измышле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6083">
            <text:p>160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2">
            <text:p>332</text:p>
          </table:table-cell>
          <table:table-cell table:style-name="ce1" office:value-type="float" office:value="25078">
            <text:p>2507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84">
            <text:p>284</text:p>
          </table:table-cell>
          <table:table-cell table:style-name="ce1" office:value-type="float" office:value="44886">
            <text:p>4488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26">
            <text:p>426</text:p>
          </table:table-cell>
          <table:table-cell table:style-name="ce1" office:value-type="float" office:value="44548">
            <text:p>4454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15">
            <text:p>415</text:p>
          </table:table-cell>
          <table:table-cell table:style-name="ce1" office:value-type="float" office:value="42216">
            <text:p>4221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80">
            <text:p>380</text:p>
          </table:table-cell>
          <table:table-cell table:style-name="ce1" office:value-type="float" office:value="36318">
            <text:p>3631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18, 0.709, 9, 7.800, 4.200, 0.382, 6.600, 0.600, 7.200, 0.655, 7.600, 0.691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утримування</text:p>
          </table:table-cell>
          <table:table-cell table:style-name="ce1" office:value-type="string">
            <text:p>содержание</text:p>
          </table:table-cell>
          <table:table-cell table:style-name="ce1" office:value-type="string">
            <text:p>NOUN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780">
            <text:p>1778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7">
            <text:p>207</text:p>
          </table:table-cell>
          <table:table-cell table:style-name="ce1" office:value-type="float" office:value="7035">
            <text:p>703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39">
            <text:p>239</text:p>
          </table:table-cell>
          <table:table-cell table:style-name="ce1" office:value-type="float" office:value="32546">
            <text:p>3254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86">
            <text:p>286</text:p>
          </table:table-cell>
          <table:table-cell table:style-name="ce1" office:value-type="float" office:value="21021">
            <text:p>2102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2">
            <text:p>312</text:p>
          </table:table-cell>
          <table:table-cell table:style-name="ce1" office:value-type="float" office:value="17799">
            <text:p>1779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7">
            <text:p>227</text:p>
          </table:table-cell>
          <table:table-cell table:style-name="ce1" office:value-type="float" office:value="9515">
            <text:p>951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18, 0.636, 9, 7.000, 3.600, 0.327, 5.200, 0.473, 6.200, 0.564, 6.600, 0.60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одяг</text:p>
          </table:table-cell>
          <table:table-cell table:style-name="ce1" office:value-type="string">
            <text:p>платье</text:p>
          </table:table-cell>
          <table:table-cell table:style-name="ce1" office:value-type="string">
            <text:p>NOUN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5603">
            <text:p>4560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9">
            <text:p>169</text:p>
          </table:table-cell>
          <table:table-cell table:style-name="ce1" office:value-type="float" office:value="29520">
            <text:p>29520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71">
            <text:p>271</text:p>
          </table:table-cell>
          <table:table-cell table:style-name="ce1" office:value-type="float" office:value="39444">
            <text:p>3944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8">
            <text:p>338</text:p>
          </table:table-cell>
          <table:table-cell table:style-name="ce1" office:value-type="float" office:value="37004">
            <text:p>3700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8">
            <text:p>318</text:p>
          </table:table-cell>
          <table:table-cell table:style-name="ce1" office:value-type="float" office:value="38594">
            <text:p>3859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63">
            <text:p>263</text:p>
          </table:table-cell>
          <table:table-cell table:style-name="ce1" office:value-type="float" office:value="35875">
            <text:p>3587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1.000, 0.800, 6, 4.800, 2.400, 0.400, 3.400, 0.567, 4.000, 0.667, 4.400, 0.733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травень</text:p>
          </table:table-cell>
          <table:table-cell table:style-name="ce1" office:value-type="string">
            <text:p>май</text:p>
          </table:table-cell>
          <table:table-cell table:style-name="ce1" office:value-type="string">
            <text:p>NOUN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4297">
            <text:p>2429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9">
            <text:p>339</text:p>
          </table:table-cell>
          <table:table-cell table:style-name="ce1" office:value-type="float" office:value="37783">
            <text:p>377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14">
            <text:p>214</text:p>
          </table:table-cell>
          <table:table-cell table:style-name="ce1" office:value-type="float" office:value="11923">
            <text:p>1192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47">
            <text:p>247</text:p>
          </table:table-cell>
          <table:table-cell table:style-name="ce1" office:value-type="float" office:value="12426">
            <text:p>1242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09">
            <text:p>309</text:p>
          </table:table-cell>
          <table:table-cell table:style-name="ce1" office:value-type="float" office:value="14835">
            <text:p>1483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3">
            <text:p>313</text:p>
          </table:table-cell>
          <table:table-cell table:style-name="ce1" office:value-type="float" office:value="25637">
            <text:p>2563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57, 0.800, 6, 5.600, 2.000, 0.286, 3.200, 0.457, 4.000, 0.571, 4.800, 0.686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ередивлятися</text:p>
          </table:table-cell>
          <table:table-cell table:style-name="ce1" office:value-type="string">
            <text:p>проглядывать</text:p>
          </table:table-cell>
          <table:table-cell table:style-name="ce1" office:value-type="string">
            <text:p>VERB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1433">
            <text:p>2143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9">
            <text:p>179</text:p>
          </table:table-cell>
          <table:table-cell table:style-name="ce1" office:value-type="float" office:value="8209">
            <text:p>820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71">
            <text:p>71</text:p>
          </table:table-cell>
          <table:table-cell table:style-name="ce1" office:value-type="float" office:value="4384">
            <text:p>438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90">
            <text:p>90</text:p>
          </table:table-cell>
          <table:table-cell table:style-name="ce1" office:value-type="float" office:value="4399">
            <text:p>439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5">
            <text:p>125</text:p>
          </table:table-cell>
          <table:table-cell table:style-name="ce1" office:value-type="float" office:value="4705">
            <text:p>470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48">
            <text:p>148</text:p>
          </table:table-cell>
          <table:table-cell table:style-name="ce1" office:value-type="float" office:value="5667">
            <text:p>566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46, 0.600, 11, 7.800, 2.800, 0.215, 4.600, 0.354, 5.800, 0.446, 6.800, 0.523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час</text:p>
          </table:table-cell>
          <table:table-cell table:style-name="ce1" office:value-type="string">
            <text:p>время</text:p>
          </table:table-cell>
          <table:table-cell table:style-name="ce1" office:value-type="string">
            <text:p>NOUN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5603">
            <text:p>4560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23">
            <text:p>123</text:p>
          </table:table-cell>
          <table:table-cell table:style-name="ce1" office:value-type="float" office:value="27414">
            <text:p>2741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92">
            <text:p>192</text:p>
          </table:table-cell>
          <table:table-cell table:style-name="ce1" office:value-type="float" office:value="38974">
            <text:p>3897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1">
            <text:p>201</text:p>
          </table:table-cell>
          <table:table-cell table:style-name="ce1" office:value-type="float" office:value="39035">
            <text:p>3903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35">
            <text:p>235</text:p>
          </table:table-cell>
          <table:table-cell table:style-name="ce1" office:value-type="float" office:value="44327">
            <text:p>443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09">
            <text:p>209</text:p>
          </table:table-cell>
          <table:table-cell table:style-name="ce1" office:value-type="float" office:value="40902">
            <text:p>4090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1.000, 0.840, 5, 4.200, 1.800, 0.360, 2.600, 0.520, 3.400, 0.680, 3.800, 0.76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час</text:p>
          </table:table-cell>
          <table:table-cell table:style-name="ce1" office:value-type="string">
            <text:p>пора</text:p>
          </table:table-cell>
          <table:table-cell table:style-name="ce1" office:value-type="string">
            <text:p>NOUN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5603">
            <text:p>4560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66">
            <text:p>66</text:p>
          </table:table-cell>
          <table:table-cell table:style-name="ce1" office:value-type="float" office:value="7551">
            <text:p>755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90">
            <text:p>190</text:p>
          </table:table-cell>
          <table:table-cell table:style-name="ce1" office:value-type="float" office:value="38697">
            <text:p>3869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95">
            <text:p>195</text:p>
          </table:table-cell>
          <table:table-cell table:style-name="ce1" office:value-type="float" office:value="36888">
            <text:p>3688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24">
            <text:p>224</text:p>
          </table:table-cell>
          <table:table-cell table:style-name="ce1" office:value-type="float" office:value="42167">
            <text:p>4216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14">
            <text:p>114</text:p>
          </table:table-cell>
          <table:table-cell table:style-name="ce1" office:value-type="float" office:value="20823">
            <text:p>2082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1.000, 0.750, 4, 3.000, 1.400, 0.350, 2.000, 0.500, 2.600, 0.650, 2.800, 0.70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бесіда</text:p>
          </table:table-cell>
          <table:table-cell table:style-name="ce1" office:value-type="string">
            <text:p>разговор</text:p>
          </table:table-cell>
          <table:table-cell table:style-name="ce1" office:value-type="string">
            <text:p>NOUN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5603">
            <text:p>4560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61">
            <text:p>161</text:p>
          </table:table-cell>
          <table:table-cell table:style-name="ce1" office:value-type="float" office:value="17607">
            <text:p>1760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8">
            <text:p>318</text:p>
          </table:table-cell>
          <table:table-cell table:style-name="ce1" office:value-type="float" office:value="33255">
            <text:p>3325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72">
            <text:p>372</text:p>
          </table:table-cell>
          <table:table-cell table:style-name="ce1" office:value-type="float" office:value="29998">
            <text:p>2999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18">
            <text:p>318</text:p>
          </table:table-cell>
          <table:table-cell table:style-name="ce1" office:value-type="float" office:value="25402">
            <text:p>2540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12">
            <text:p>212</text:p>
          </table:table-cell>
          <table:table-cell table:style-name="ce1" office:value-type="float" office:value="21992">
            <text:p>2199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1.000, 0.650, 8, 5.200, 2.800, 0.350, 4.000, 0.500, 4.400, 0.550, 4.800, 0.600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ередивлятися</text:p>
          </table:table-cell>
          <table:table-cell table:style-name="ce1" office:value-type="string">
            <text:p>просматривать</text:p>
          </table:table-cell>
          <table:table-cell table:style-name="ce1" office:value-type="string">
            <text:p>VERB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6547">
            <text:p>2654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79">
            <text:p>279</text:p>
          </table:table-cell>
          <table:table-cell table:style-name="ce1" office:value-type="float" office:value="16319">
            <text:p>1631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9">
            <text:p>139</text:p>
          </table:table-cell>
          <table:table-cell table:style-name="ce1" office:value-type="float" office:value="11548">
            <text:p>11548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75">
            <text:p>175</text:p>
          </table:table-cell>
          <table:table-cell table:style-name="ce1" office:value-type="float" office:value="12935">
            <text:p>1293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60">
            <text:p>260</text:p>
          </table:table-cell>
          <table:table-cell table:style-name="ce1" office:value-type="float" office:value="17442">
            <text:p>1744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74">
            <text:p>274</text:p>
          </table:table-cell>
          <table:table-cell table:style-name="ce1" office:value-type="float" office:value="19882">
            <text:p>1988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923, 0.677, 12, 8.800, 3.400, 0.262, 5.400, 0.415, 7.000, 0.538, 8.200, 0.631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приятель</text:p>
          </table:table-cell>
          <table:table-cell table:style-name="ce1" office:value-type="string">
            <text:p>друг</text:p>
          </table:table-cell>
          <table:table-cell table:style-name="ce1" office:value-type="string">
            <text:p>NOUN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3583">
            <text:p>2358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00">
            <text:p>400</text:p>
          </table:table-cell>
          <table:table-cell table:style-name="ce1" office:value-type="float" office:value="31919">
            <text:p>3191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97">
            <text:p>297</text:p>
          </table:table-cell>
          <table:table-cell table:style-name="ce1" office:value-type="float" office:value="16963">
            <text:p>1696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56">
            <text:p>356</text:p>
          </table:table-cell>
          <table:table-cell table:style-name="ce1" office:value-type="float" office:value="17295">
            <text:p>1729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88">
            <text:p>388</text:p>
          </table:table-cell>
          <table:table-cell table:style-name="ce1" office:value-type="float" office:value="15579">
            <text:p>1557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87">
            <text:p>387</text:p>
          </table:table-cell>
          <table:table-cell table:style-name="ce1" office:value-type="float" office:value="21152">
            <text:p>2115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875, 0.775, 7, 6.200, 2.400, 0.300, 3.800, 0.475, 4.600, 0.575, 5.400, 0.675</text:p>
          </table:table-cell>
          <table:table-cell table:style-name="ce1" table:number-columns-repeated="979"/>
        </table:table-row>
        <table:table-row table:style-name="ro1">
          <table:table-cell table:style-name="ce1" office:value-type="string">
            <text:p>бережливий</text:p>
          </table:table-cell>
          <table:table-cell table:style-name="ce1" office:value-type="string">
            <text:p>экономный</text:p>
          </table:table-cell>
          <table:table-cell table:style-name="ce1" office:value-type="string">
            <text:p>ADJ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8437">
            <text:p>1843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138">
            <text:p>138</text:p>
          </table:table-cell>
          <table:table-cell table:style-name="ce1" office:value-type="float" office:value="3959">
            <text:p>395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39">
            <text:p>339</text:p>
          </table:table-cell>
          <table:table-cell table:style-name="ce1" office:value-type="float" office:value="20654">
            <text:p>2065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496">
            <text:p>496</text:p>
          </table:table-cell>
          <table:table-cell table:style-name="ce1" office:value-type="float" office:value="18171">
            <text:p>1817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376">
            <text:p>376</text:p>
          </table:table-cell>
          <table:table-cell table:style-name="ce1" office:value-type="float" office:value="12839">
            <text:p>1283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/>
          <table:table-cell table:style-name="ce1" office:value-type="float" office:value="217">
            <text:p>217</text:p>
          </table:table-cell>
          <table:table-cell table:style-name="ce1" office:value-type="float" office:value="8242">
            <text:p>824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0.900, 0.600, 9, 6.000, 3.600, 0.360, 5.400, 0.540, 5.800, 0.580, 6.000, 0.600</text:p>
          </table:table-cell>
          <table:table-cell table:style-name="ce1" table:number-columns-repeated="979"/>
        </table:table-row>
        <table:table-row table:style-name="ro2" table:number-rows-repeated="67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table:formula="of:=AVERAGE([.D2:.D117])" office:value-type="float" office:value="26.16">
            <text:p>26.16</text:p>
          </table:table-cell>
          <table:table-cell table:style-name="ce1" table:formula="of:=AVERAGE([.E2:.E117])" office:value-type="float" office:value="9347.86">
            <text:p>9347.86</text:p>
          </table:table-cell>
          <table:table-cell table:style-name="ce1" table:formula="of:=SUM([.F2:.F117])" office:value-type="float" office:value="0">
            <text:p>0</text:p>
          </table:table-cell>
          <table:table-cell table:style-name="ce1" table:formula="of:=SUM([.G2:.G117])" office:value-type="float" office:value="0">
            <text:p>0</text:p>
          </table:table-cell>
          <table:table-cell table:style-name="ce1" table:formula="of:=SUM([.H2:.H117])" office:value-type="float" office:value="0">
            <text:p>0</text:p>
          </table:table-cell>
          <table:table-cell table:style-name="ce1" table:formula="of:=SUM([.I2:.I117])" office:value-type="float" office:value="0">
            <text:p>0</text:p>
          </table:table-cell>
          <table:table-cell table:style-name="ce1"/>
          <table:table-cell table:style-name="ce1" table:formula="of:=AVERAGE([.K2:.K117])" office:value-type="float" office:value="111.24">
            <text:p>111.24</text:p>
          </table:table-cell>
          <table:table-cell table:style-name="ce1" table:formula="of:=AVERAGE([.L2:.L117])" office:value-type="float" office:value="6686.08">
            <text:p>6686.08</text:p>
          </table:table-cell>
          <table:table-cell table:style-name="ce1" table:formula="of:=SUM([.M2:.M117])" office:value-type="float" office:value="0">
            <text:p>0</text:p>
          </table:table-cell>
          <table:table-cell table:style-name="ce1" table:formula="of:=SUM([.N2:.N117])" office:value-type="float" office:value="0">
            <text:p>0</text:p>
          </table:table-cell>
          <table:table-cell table:style-name="ce1" table:formula="of:=SUM([.O2:.O117])" office:value-type="float" office:value="0">
            <text:p>0</text:p>
          </table:table-cell>
          <table:table-cell table:style-name="ce1" table:formula="of:=SUM([.P2:.P117])" office:value-type="float" office:value="0">
            <text:p>0</text:p>
          </table:table-cell>
          <table:table-cell table:style-name="ce1"/>
          <table:table-cell table:style-name="ce1" table:formula="of:=AVERAGE([.R2:.R117])" office:value-type="float" office:value="165.7">
            <text:p>165.7</text:p>
          </table:table-cell>
          <table:table-cell table:style-name="ce1" table:formula="of:=AVERAGE([.S2:.S117])" office:value-type="float" office:value="12041.84">
            <text:p>12041.84</text:p>
          </table:table-cell>
          <table:table-cell table:style-name="ce1" table:formula="of:=SUM([.T2:.T117])" office:value-type="float" office:value="0">
            <text:p>0</text:p>
          </table:table-cell>
          <table:table-cell table:style-name="ce1" table:formula="of:=SUM([.U2:.U117])" office:value-type="float" office:value="0">
            <text:p>0</text:p>
          </table:table-cell>
          <table:table-cell table:style-name="ce1" table:formula="of:=SUM([.V2:.V117])" office:value-type="float" office:value="0">
            <text:p>0</text:p>
          </table:table-cell>
          <table:table-cell table:style-name="ce1" table:formula="of:=SUM([.W2:.W117])" office:value-type="float" office:value="0">
            <text:p>0</text:p>
          </table:table-cell>
          <table:table-cell table:style-name="ce1"/>
          <table:table-cell table:style-name="ce1" table:formula="of:=AVERAGE([.Y2:.Y117])" office:value-type="float" office:value="182.64">
            <text:p>182.64</text:p>
          </table:table-cell>
          <table:table-cell table:style-name="ce1" table:formula="of:=AVERAGE([.Z2:.Z117])" office:value-type="float" office:value="9999.24">
            <text:p>9999.24</text:p>
          </table:table-cell>
          <table:table-cell table:style-name="ce1" table:formula="of:=SUM([.AA2:.AA117])" office:value-type="float" office:value="0">
            <text:p>0</text:p>
          </table:table-cell>
          <table:table-cell table:style-name="ce1" table:formula="of:=SUM([.AB2:.AB117])" office:value-type="float" office:value="0">
            <text:p>0</text:p>
          </table:table-cell>
          <table:table-cell table:style-name="ce1" table:formula="of:=SUM([.AC2:.AC117])" office:value-type="float" office:value="0">
            <text:p>0</text:p>
          </table:table-cell>
          <table:table-cell table:style-name="ce1" table:formula="of:=SUM([.AD2:.AD117])" office:value-type="float" office:value="0">
            <text:p>0</text:p>
          </table:table-cell>
          <table:table-cell table:style-name="ce1"/>
          <table:table-cell table:style-name="ce1" table:formula="of:=AVERAGE([.AF2:.AF117])" office:value-type="float" office:value="167.54">
            <text:p>167.54</text:p>
          </table:table-cell>
          <table:table-cell table:style-name="ce1" table:formula="of:=AVERAGE([.AG2:.AG117])" office:value-type="float" office:value="8992.32">
            <text:p>8992.32</text:p>
          </table:table-cell>
          <table:table-cell table:style-name="ce1" table:formula="of:=SUM([.AH2:.AH117])" office:value-type="float" office:value="0">
            <text:p>0</text:p>
          </table:table-cell>
          <table:table-cell table:style-name="ce1" table:formula="of:=SUM([.AI2:.AI117])" office:value-type="float" office:value="0">
            <text:p>0</text:p>
          </table:table-cell>
          <table:table-cell table:style-name="ce1" table:formula="of:=SUM([.AJ2:.AJ117])" office:value-type="float" office:value="0">
            <text:p>0</text:p>
          </table:table-cell>
          <table:table-cell table:style-name="ce1" table:formula="of:=SUM([.AK2:.AK117])" office:value-type="float" office:value="0">
            <text:p>0</text:p>
          </table:table-cell>
          <table:table-cell table:style-name="ce1"/>
          <table:table-cell table:style-name="ce1" table:formula="of:=AVERAGE([.AM2:.AM117])" office:value-type="float" office:value="131.8">
            <text:p>131.8</text:p>
          </table:table-cell>
          <table:table-cell table:style-name="ce1" table:formula="of:=AVERAGE([.AN2:.AN117])" office:value-type="float" office:value="7602.86">
            <text:p>7602.86</text:p>
          </table:table-cell>
          <table:table-cell table:style-name="ce1" table:formula="of:=SUM([.AO2:.AO117])" office:value-type="float" office:value="0">
            <text:p>0</text:p>
          </table:table-cell>
          <table:table-cell table:style-name="ce1" table:formula="of:=SUM([.AP2:.AP117])" office:value-type="float" office:value="0">
            <text:p>0</text:p>
          </table:table-cell>
          <table:table-cell table:style-name="ce1" table:formula="of:=SUM([.AQ2:.AQ117])" office:value-type="float" office:value="0">
            <text:p>0</text:p>
          </table:table-cell>
          <table:table-cell table:style-name="ce1" table:formula="of:=SUM([.AR2:.AR117])" office:value-type="float" office:value="0">
            <text:p>0</text:p>
          </table:table-cell>
          <table:table-cell table:style-name="ce1" table:number-columns-repeated="980"/>
        </table:table-row>
      </table:table>
      <table:database-ranges>
        <table:database-range table:target-range-address="Sheet1.A2:Sheet1.AMJ117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19/04/2017</text:date>, <text:time>17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7:21:12</dc:date>
    <dc:creator>Bogdan Babych</dc:creator>
    <meta:generator>OpenOffice/4.1.1$Unix OpenOffice.org_project/411m6$Build-9775</meta:generator>
    <meta:editing-duration>P4DT22H19M38S</meta:editing-duration>
    <meta:editing-cycles>2</meta:editing-cycles>
    <meta:document-statistic meta:table-count="3" meta:cell-count="9480" meta:object-count="0"/>
  </office:meta>
</office:document-meta>
</file>